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12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1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107">
      <style:table-cell-properties fo:background-color="#afd095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able-cell-properties fo:background-color="#729fcf"/>
    </style:style>
    <style:style style:name="ce6" style:family="table-cell" style:parent-style-name="Default" style:data-style-name="N2">
      <style:table-cell-properties fo:background-color="#afd095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111"/>
    <style:style style:name="ce10" style:family="table-cell" style:parent-style-name="Default" style:data-style-name="N2">
      <style:table-cell-properties fo:background-color="#dee6ef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1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 calcext:value-type="string">
            <text:p>special</text:p>
          </table:table-cell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dist</text:p>
          </table:table-cell>
          <table:table-cell table:style-name="ce1" office:value-type="string" calcext:value-type="string">
            <text:p>minute</text:p>
          </table:table-cell>
          <table:table-cell table:style-name="ce6" office:value-type="string" calcext:value-type="string">
            <text:p>Min(60 on 0)</text:p>
          </table:table-cell>
          <table:table-cell table:style-name="ce1" office:value-type="string" calcext:value-type="string">
            <text:p>angle</text:p>
          </table:table-cell>
          <table:table-cell/>
        </table:table-row>
        <table:table-row table:style-name="ro1">
          <table:table-cell/>
          <table:table-cell table:style-name="ce4" office:value-type="float" office:value="10" calcext:value-type="float">
            <text:p>10,0</text:p>
          </table:table-cell>
          <table:table-cell table:style-name="ce7" table:formula="of:=LOG([.B2]/10;2)" office:value-type="float" office:value="0" calcext:value-type="float">
            <text:p>0,00</text:p>
          </table:table-cell>
          <table:table-cell table:style-name="ce7" table:formula="of:=[.C2]*18.06178938" office:value-type="float" office:value="0" calcext:value-type="float">
            <text:p>0,00</text:p>
          </table:table-cell>
          <table:table-cell table:style-name="ce10" table:formula="of:=[.D2]-46.689048" office:value-type="float" office:value="-46.689048" calcext:value-type="float">
            <text:p>-46,69</text:p>
          </table:table-cell>
          <table:table-cell table:style-name="ce10" table:formula="of:=360/60*[.E2]" office:value-type="float" office:value="-280.134288" calcext:value-type="float">
            <text:p>-280,1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0.2" calcext:value-type="float">
            <text:p>10,2</text:p>
          </table:table-cell>
          <table:table-cell table:style-name="ce7" table:formula="of:=LOG([.B3]/10;2)" office:value-type="float" office:value="0.0285691521967709" calcext:value-type="float">
            <text:p>0,03</text:p>
          </table:table-cell>
          <table:table-cell table:style-name="ce7" table:formula="of:=[.C3]*18.06178938" office:value-type="float" office:value="0.516010009743241" calcext:value-type="float">
            <text:p>0,52</text:p>
          </table:table-cell>
          <table:table-cell table:style-name="ce10" table:formula="of:=[.D3]-46.689048" office:value-type="float" office:value="-46.1730379902568" calcext:value-type="float">
            <text:p>-46,17</text:p>
          </table:table-cell>
          <table:table-cell table:style-name="ce10" table:formula="of:=360/60*[.E3]" office:value-type="float" office:value="-277.038227941541" calcext:value-type="float">
            <text:p>-277,0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0.4" calcext:value-type="float">
            <text:p>10,4</text:p>
          </table:table-cell>
          <table:table-cell table:style-name="ce7" table:formula="of:=LOG([.B4]/10;2)" office:value-type="float" office:value="0.0565835283663675" calcext:value-type="float">
            <text:p>0,06</text:p>
          </table:table-cell>
          <table:table-cell table:style-name="ce7" table:formula="of:=[.C4]*18.06178938" office:value-type="float" office:value="1.02199977173059" calcext:value-type="float">
            <text:p>1,02</text:p>
          </table:table-cell>
          <table:table-cell table:style-name="ce10" table:formula="of:=[.D4]-46.689048" office:value-type="float" office:value="-45.6670482282694" calcext:value-type="float">
            <text:p>-45,67</text:p>
          </table:table-cell>
          <table:table-cell table:style-name="ce10" table:formula="of:=360/60*[.E4]" office:value-type="float" office:value="-274.002289369617" calcext:value-type="float">
            <text:p>-274,0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0.6" calcext:value-type="float">
            <text:p>10,6</text:p>
          </table:table-cell>
          <table:table-cell table:style-name="ce7" table:formula="of:=LOG([.B5]/10;2)" office:value-type="float" office:value="0.0840642647884745" calcext:value-type="float">
            <text:p>0,08</text:p>
          </table:table-cell>
          <table:table-cell table:style-name="ce7" table:formula="of:=[.C5]*18.06178938" office:value-type="float" office:value="1.51835104499398" calcext:value-type="float">
            <text:p>1,52</text:p>
          </table:table-cell>
          <table:table-cell table:style-name="ce10" table:formula="of:=[.D5]-46.689048" office:value-type="float" office:value="-45.170696955006" calcext:value-type="float">
            <text:p>-45,17</text:p>
          </table:table-cell>
          <table:table-cell table:style-name="ce10" table:formula="of:=360/60*[.E5]" office:value-type="float" office:value="-271.024181730036" calcext:value-type="float">
            <text:p>-271,02</text:p>
          </table:table-cell>
          <table:table-cell table:style-name="ce12"/>
        </table:table-row>
        <table:table-row table:style-name="ro1">
          <table:table-cell office:value-type="string" calcext:value-type="string">
            <text:p>IMP. GAL</text:p>
          </table:table-cell>
          <table:table-cell table:style-name="ce5" office:value-type="float" office:value="10.7" calcext:value-type="float">
            <text:p>10,7</text:p>
          </table:table-cell>
          <table:table-cell table:style-name="ce8" table:formula="of:=LOG([.B6]/10;2)" office:value-type="float" office:value="0.097610796626422" calcext:value-type="float">
            <text:p>0,10</text:p>
          </table:table-cell>
          <table:table-cell table:style-name="ce7" table:formula="of:=[.C6]*18.06178938" office:value-type="float" office:value="1.76302564988045" calcext:value-type="float">
            <text:p>1,76</text:p>
          </table:table-cell>
          <table:table-cell table:style-name="ce10" table:formula="of:=[.D6]-46.689048" office:value-type="float" office:value="-44.9260223501196" calcext:value-type="float">
            <text:p>-44,93</text:p>
          </table:table-cell>
          <table:table-cell table:style-name="ce10" table:formula="of:=360/60*[.E6]" office:value-type="float" office:value="-269.556134100717" calcext:value-type="float">
            <text:p>-269,5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0.8" calcext:value-type="float">
            <text:p>10,8</text:p>
          </table:table-cell>
          <table:table-cell table:style-name="ce7" table:formula="of:=LOG([.B7]/10;2)" office:value-type="float" office:value="0.111031312388744" calcext:value-type="float">
            <text:p>0,11</text:p>
          </table:table-cell>
          <table:table-cell table:style-name="ce7" table:formula="of:=[.C7]*18.06178938" office:value-type="float" office:value="2.00542417895048" calcext:value-type="float">
            <text:p>2,01</text:p>
          </table:table-cell>
          <table:table-cell table:style-name="ce10" table:formula="of:=[.D7]-46.689048" office:value-type="float" office:value="-44.6836238210495" calcext:value-type="float">
            <text:p>-44,68</text:p>
          </table:table-cell>
          <table:table-cell table:style-name="ce10" table:formula="of:=360/60*[.E7]" office:value-type="float" office:value="-268.101742926297" calcext:value-type="float">
            <text:p>-268,1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1" calcext:value-type="float">
            <text:p>11,0</text:p>
          </table:table-cell>
          <table:table-cell table:style-name="ce7" table:formula="of:=LOG([.B8]/10;2)" office:value-type="float" office:value="0.137503523749935" calcext:value-type="float">
            <text:p>0,14</text:p>
          </table:table-cell>
          <table:table-cell table:style-name="ce7" table:formula="of:=[.C8]*18.06178938" office:value-type="float" office:value="2.48355968497915" calcext:value-type="float">
            <text:p>2,48</text:p>
          </table:table-cell>
          <table:table-cell table:style-name="ce10" table:formula="of:=[.D8]-46.689048" office:value-type="float" office:value="-44.2054883150208" calcext:value-type="float">
            <text:p>-44,21</text:p>
          </table:table-cell>
          <table:table-cell table:style-name="ce10" table:formula="of:=360/60*[.E8]" office:value-type="float" office:value="-265.232929890125" calcext:value-type="float">
            <text:p>-265,2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1.2" calcext:value-type="float">
            <text:p>11,2</text:p>
          </table:table-cell>
          <table:table-cell table:style-name="ce7" table:formula="of:=LOG([.B9]/10;2)" office:value-type="float" office:value="0.16349873228288" calcext:value-type="float">
            <text:p>0,16</text:p>
          </table:table-cell>
          <table:table-cell table:style-name="ce7" table:formula="of:=[.C9]*18.06178938" office:value-type="float" office:value="2.95307966639038" calcext:value-type="float">
            <text:p>2,95</text:p>
          </table:table-cell>
          <table:table-cell table:style-name="ce10" table:formula="of:=[.D9]-46.689048" office:value-type="float" office:value="-43.7359683336096" calcext:value-type="float">
            <text:p>-43,74</text:p>
          </table:table-cell>
          <table:table-cell table:style-name="ce10" table:formula="of:=360/60*[.E9]" office:value-type="float" office:value="-262.415810001658" calcext:value-type="float">
            <text:p>-262,4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1.4" calcext:value-type="float">
            <text:p>11,4</text:p>
          </table:table-cell>
          <table:table-cell table:style-name="ce7" table:formula="of:=LOG([.B10]/10;2)" office:value-type="float" office:value="0.189033824390017" calcext:value-type="float">
            <text:p>0,19</text:p>
          </table:table-cell>
          <table:table-cell table:style-name="ce7" table:formula="of:=[.C10]*18.06178938" office:value-type="float" office:value="3.4142891218284" calcext:value-type="float">
            <text:p>3,41</text:p>
          </table:table-cell>
          <table:table-cell table:style-name="ce10" table:formula="of:=[.D10]-46.689048" office:value-type="float" office:value="-43.2747588781716" calcext:value-type="float">
            <text:p>-43,27</text:p>
          </table:table-cell>
          <table:table-cell table:style-name="ce10" table:formula="of:=360/60*[.E10]" office:value-type="float" office:value="-259.64855326903" calcext:value-type="float">
            <text:p>-259,6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1.6" calcext:value-type="float">
            <text:p>11,6</text:p>
          </table:table-cell>
          <table:table-cell table:style-name="ce7" table:formula="of:=LOG([.B11]/10;2)" office:value-type="float" office:value="0.214124805352848" calcext:value-type="float">
            <text:p>0,21</text:p>
          </table:table-cell>
          <table:table-cell table:style-name="ce7" table:formula="of:=[.C11]*18.06178938" office:value-type="float" office:value="3.86747713531663" calcext:value-type="float">
            <text:p>3,87</text:p>
          </table:table-cell>
          <table:table-cell table:style-name="ce10" table:formula="of:=[.D11]-46.689048" office:value-type="float" office:value="-42.8215708646834" calcext:value-type="float">
            <text:p>-42,82</text:p>
          </table:table-cell>
          <table:table-cell table:style-name="ce10" table:formula="of:=360/60*[.E11]" office:value-type="float" office:value="-256.9294251881" calcext:value-type="float">
            <text:p>-256,9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1.8" calcext:value-type="float">
            <text:p>11,8</text:p>
          </table:table-cell>
          <table:table-cell table:style-name="ce7" table:formula="of:=LOG([.B12]/10;2)" office:value-type="float" office:value="0.238786859587117" calcext:value-type="float">
            <text:p>0,24</text:p>
          </table:table-cell>
          <table:table-cell table:style-name="ce7" table:formula="of:=[.C12]*18.06178938" office:value-type="float" office:value="4.31291796457414" calcext:value-type="float">
            <text:p>4,31</text:p>
          </table:table-cell>
          <table:table-cell table:style-name="ce10" table:formula="of:=[.D12]-46.689048" office:value-type="float" office:value="-42.3761300354259" calcext:value-type="float">
            <text:p>-42,38</text:p>
          </table:table-cell>
          <table:table-cell table:style-name="ce10" table:formula="of:=360/60*[.E12]" office:value-type="float" office:value="-254.256780212555" calcext:value-type="float">
            <text:p>-254,2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2" calcext:value-type="float">
            <text:p>12,0</text:p>
          </table:table-cell>
          <table:table-cell table:style-name="ce7" table:formula="of:=LOG([.B13]/10;2)" office:value-type="float" office:value="0.263034405833794" calcext:value-type="float">
            <text:p>0,26</text:p>
          </table:table-cell>
          <table:table-cell table:style-name="ce7" table:formula="of:=[.C13]*18.06178938" office:value-type="float" office:value="4.75087203786343" calcext:value-type="float">
            <text:p>4,75</text:p>
          </table:table-cell>
          <table:table-cell table:style-name="ce10" table:formula="of:=[.D13]-46.689048" office:value-type="float" office:value="-41.9381759621366" calcext:value-type="float">
            <text:p>-41,94</text:p>
          </table:table-cell>
          <table:table-cell table:style-name="ce10" table:formula="of:=360/60*[.E13]" office:value-type="float" office:value="-251.629055772819" calcext:value-type="float">
            <text:p>-251,63</text:p>
          </table:table-cell>
          <table:table-cell table:style-name="ce12"/>
        </table:table-row>
        <table:table-row table:style-name="ro1">
          <table:table-cell office:value-type="string" calcext:value-type="string">
            <text:p>KM</text:p>
          </table:table-cell>
          <table:table-cell table:style-name="ce5" office:value-type="float" office:value="12.2" calcext:value-type="float">
            <text:p>12,2</text:p>
          </table:table-cell>
          <table:table-cell table:style-name="ce7" table:formula="of:=LOG([.B14]/10;2)" office:value-type="float" office:value="0.286881147788162" calcext:value-type="float">
            <text:p>0,29</text:p>
          </table:table-cell>
          <table:table-cell table:style-name="ce7" table:formula="of:=[.C14]*18.06178938" office:value-type="float" office:value="5.18158686844243" calcext:value-type="float">
            <text:p>5,18</text:p>
          </table:table-cell>
          <table:table-cell table:style-name="ce10" table:formula="of:=[.D14]-46.689048" office:value-type="float" office:value="-41.5074611315576" calcext:value-type="float">
            <text:p>-41,51</text:p>
          </table:table-cell>
          <table:table-cell table:style-name="ce10" table:formula="of:=360/60*[.E14]" office:value-type="float" office:value="-249.044766789345" calcext:value-type="float">
            <text:p>-249,0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2.4" calcext:value-type="float">
            <text:p>12,4</text:p>
          </table:table-cell>
          <table:table-cell table:style-name="ce7" table:formula="of:=LOG([.B15]/10;2)" office:value-type="float" office:value="0.31034012061215" calcext:value-type="float">
            <text:p>0,31</text:p>
          </table:table-cell>
          <table:table-cell table:style-name="ce7" table:formula="of:=[.C15]*18.06178938" office:value-type="float" office:value="5.60529789466046" calcext:value-type="float">
            <text:p>5,61</text:p>
          </table:table-cell>
          <table:table-cell table:style-name="ce10" table:formula="of:=[.D15]-46.689048" office:value-type="float" office:value="-41.0837501053395" calcext:value-type="float">
            <text:p>-41,08</text:p>
          </table:table-cell>
          <table:table-cell table:style-name="ce10" table:formula="of:=360/60*[.E15]" office:value-type="float" office:value="-246.502500632037" calcext:value-type="float">
            <text:p>-246,5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2.6" calcext:value-type="float">
            <text:p>12,6</text:p>
          </table:table-cell>
          <table:table-cell table:style-name="ce7" table:formula="of:=LOG([.B16]/10;2)" office:value-type="float" office:value="0.333423733725192" calcext:value-type="float">
            <text:p>0,33</text:p>
          </table:table-cell>
          <table:table-cell table:style-name="ce7" table:formula="of:=[.C16]*18.06178938" office:value-type="float" office:value="6.02222925283762" calcext:value-type="float">
            <text:p>6,02</text:p>
          </table:table-cell>
          <table:table-cell table:style-name="ce10" table:formula="of:=[.D16]-46.689048" office:value-type="float" office:value="-40.6668187471624" calcext:value-type="float">
            <text:p>-40,67</text:p>
          </table:table-cell>
          <table:table-cell table:style-name="ce10" table:formula="of:=360/60*[.E16]" office:value-type="float" office:value="-244.000912482974" calcext:value-type="float">
            <text:p>-244,00</text:p>
          </table:table-cell>
          <table:table-cell table:style-name="ce12"/>
        </table:table-row>
        <table:table-row table:style-name="ro1">
          <table:table-cell office:value-type="string" calcext:value-type="string">
            <text:p>US. GAL.</text:p>
          </table:table-cell>
          <table:table-cell table:style-name="ce5" office:value-type="float" office:value="12.8" calcext:value-type="float">
            <text:p>12,8</text:p>
          </table:table-cell>
          <table:table-cell table:style-name="ce7" table:formula="of:=LOG([.B17]/10;2)" office:value-type="float" office:value="0.356143810225275" calcext:value-type="float">
            <text:p>0,36</text:p>
          </table:table-cell>
          <table:table-cell table:style-name="ce7" table:formula="of:=[.C17]*18.06178938" office:value-type="float" office:value="6.43259448927961" calcext:value-type="float">
            <text:p>6,43</text:p>
          </table:table-cell>
          <table:table-cell table:style-name="ce10" table:formula="of:=[.D17]-46.689048" office:value-type="float" office:value="-40.2564535107204" calcext:value-type="float">
            <text:p>-40,26</text:p>
          </table:table-cell>
          <table:table-cell table:style-name="ce10" table:formula="of:=360/60*[.E17]" office:value-type="float" office:value="-241.538721064322" calcext:value-type="float">
            <text:p>-241,5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3" calcext:value-type="float">
            <text:p>13,0</text:p>
          </table:table-cell>
          <table:table-cell table:style-name="ce7" table:formula="of:=LOG([.B18]/10;2)" office:value-type="float" office:value="0.37851162325373" calcext:value-type="float">
            <text:p>0,38</text:p>
          </table:table-cell>
          <table:table-cell table:style-name="ce7" table:formula="of:=[.C18]*18.06178938" office:value-type="float" office:value="6.83659721709078" calcext:value-type="float">
            <text:p>6,84</text:p>
          </table:table-cell>
          <table:table-cell table:style-name="ce10" table:formula="of:=[.D18]-46.689048" office:value-type="float" office:value="-39.8524507829092" calcext:value-type="float">
            <text:p>-39,85</text:p>
          </table:table-cell>
          <table:table-cell table:style-name="ce10" table:formula="of:=360/60*[.E18]" office:value-type="float" office:value="-239.114704697455" calcext:value-type="float">
            <text:p>-239,1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3.2" calcext:value-type="float">
            <text:p>13,2</text:p>
          </table:table-cell>
          <table:table-cell table:style-name="ce7" table:formula="of:=LOG([.B19]/10;2)" office:value-type="float" office:value="0.400537929583729" calcext:value-type="float">
            <text:p>0,40</text:p>
          </table:table-cell>
          <table:table-cell table:style-name="ce7" table:formula="of:=[.C19]*18.06178938" office:value-type="float" office:value="7.23443172284258" calcext:value-type="float">
            <text:p>7,23</text:p>
          </table:table-cell>
          <table:table-cell table:style-name="ce10" table:formula="of:=[.D19]-46.689048" office:value-type="float" office:value="-39.4546162771574" calcext:value-type="float">
            <text:p>-39,45</text:p>
          </table:table-cell>
          <table:table-cell table:style-name="ce10" table:formula="of:=360/60*[.E19]" office:value-type="float" office:value="-236.727697662945" calcext:value-type="float">
            <text:p>-236,7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3.4" calcext:value-type="float">
            <text:p>13,4</text:p>
          </table:table-cell>
          <table:table-cell table:style-name="ce7" table:formula="of:=LOG([.B20]/10;2)" office:value-type="float" office:value="0.422233000683048" calcext:value-type="float">
            <text:p>0,42</text:p>
          </table:table-cell>
          <table:table-cell table:style-name="ce7" table:formula="of:=[.C20]*18.06178938" office:value-type="float" office:value="7.62628352762261" calcext:value-type="float">
            <text:p>7,63</text:p>
          </table:table-cell>
          <table:table-cell table:style-name="ce10" table:formula="of:=[.D20]-46.689048" office:value-type="float" office:value="-39.0627644723774" calcext:value-type="float">
            <text:p>-39,06</text:p>
          </table:table-cell>
          <table:table-cell table:style-name="ce10" table:formula="of:=360/60*[.E20]" office:value-type="float" office:value="-234.376586834264" calcext:value-type="float">
            <text:p>-234,3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3.6" calcext:value-type="float">
            <text:p>13,6</text:p>
          </table:table-cell>
          <table:table-cell table:style-name="ce7" table:formula="of:=LOG([.B21]/10;2)" office:value-type="float" office:value="0.443606651475615" calcext:value-type="float">
            <text:p>0,44</text:p>
          </table:table-cell>
          <table:table-cell table:style-name="ce7" table:formula="of:=[.C21]*18.06178938" office:value-type="float" office:value="8.01232990651962" calcext:value-type="float">
            <text:p>8,01</text:p>
          </table:table-cell>
          <table:table-cell table:style-name="ce10" table:formula="of:=[.D21]-46.689048" office:value-type="float" office:value="-38.6767180934804" calcext:value-type="float">
            <text:p>-38,68</text:p>
          </table:table-cell>
          <table:table-cell table:style-name="ce10" table:formula="of:=360/60*[.E21]" office:value-type="float" office:value="-232.060308560882" calcext:value-type="float">
            <text:p>-232,0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3.8" calcext:value-type="float">
            <text:p>13,8</text:p>
          </table:table-cell>
          <table:table-cell table:style-name="ce7" table:formula="of:=LOG([.B22]/10;2)" office:value-type="float" office:value="0.464668267003444" calcext:value-type="float">
            <text:p>0,46</text:p>
          </table:table-cell>
          <table:table-cell table:style-name="ce7" table:formula="of:=[.C22]*18.06178938" office:value-type="float" office:value="8.39274037018582" calcext:value-type="float">
            <text:p>8,39</text:p>
          </table:table-cell>
          <table:table-cell table:style-name="ce10" table:formula="of:=[.D22]-46.689048" office:value-type="float" office:value="-38.2963076298142" calcext:value-type="float">
            <text:p>-38,30</text:p>
          </table:table-cell>
          <table:table-cell table:style-name="ce10" table:formula="of:=360/60*[.E22]" office:value-type="float" office:value="-229.777845778885" calcext:value-type="float">
            <text:p>-229,7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4" calcext:value-type="float">
            <text:p>14,0</text:p>
          </table:table-cell>
          <table:table-cell table:style-name="ce7" table:formula="of:=LOG([.B23]/10;2)" office:value-type="float" office:value="0.485426827170242" calcext:value-type="float">
            <text:p>0,49</text:p>
          </table:table-cell>
          <table:table-cell table:style-name="ce7" table:formula="of:=[.C23]*18.06178938" office:value-type="float" office:value="8.76767711175057" calcext:value-type="float">
            <text:p>8,77</text:p>
          </table:table-cell>
          <table:table-cell table:style-name="ce10" table:formula="of:=[.D23]-46.689048" office:value-type="float" office:value="-37.9213708882494" calcext:value-type="float">
            <text:p>-37,92</text:p>
          </table:table-cell>
          <table:table-cell table:style-name="ce10" table:formula="of:=360/60*[.E23]" office:value-type="float" office:value="-227.528225329497" calcext:value-type="float">
            <text:p>-227,5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4.2" calcext:value-type="float">
            <text:p>14,2</text:p>
          </table:table-cell>
          <table:table-cell table:style-name="ce7" table:formula="of:=LOG([.B24]/10;2)" office:value-type="float" office:value="0.505890929729958" calcext:value-type="float">
            <text:p>0,51</text:p>
          </table:table-cell>
          <table:table-cell table:style-name="ce7" table:formula="of:=[.C24]*18.06178938" office:value-type="float" office:value="9.13729542203487" calcext:value-type="float">
            <text:p>9,14</text:p>
          </table:table-cell>
          <table:table-cell table:style-name="ce10" table:formula="of:=[.D24]-46.689048" office:value-type="float" office:value="-37.5517525779651" calcext:value-type="float">
            <text:p>-37,55</text:p>
          </table:table-cell>
          <table:table-cell table:style-name="ce10" table:formula="of:=360/60*[.E24]" office:value-type="float" office:value="-225.310515467791" calcext:value-type="float">
            <text:p>-225,3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4.4" calcext:value-type="float">
            <text:p>14,4</text:p>
          </table:table-cell>
          <table:table-cell table:style-name="ce7" table:formula="of:=LOG([.B25]/10;2)" office:value-type="float" office:value="0.526068811667588" calcext:value-type="float">
            <text:p>0,53</text:p>
          </table:table-cell>
          <table:table-cell table:style-name="ce7" table:formula="of:=[.C25]*18.06178938" office:value-type="float" office:value="9.50174407572686" calcext:value-type="float">
            <text:p>9,50</text:p>
          </table:table-cell>
          <table:table-cell table:style-name="ce10" table:formula="of:=[.D25]-46.689048" office:value-type="float" office:value="-37.1873039242731" calcext:value-type="float">
            <text:p>-37,19</text:p>
          </table:table-cell>
          <table:table-cell table:style-name="ce10" table:formula="of:=360/60*[.E25]" office:value-type="float" office:value="-223.123823545639" calcext:value-type="float">
            <text:p>-223,1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4.6" calcext:value-type="float">
            <text:p>14,6</text:p>
          </table:table-cell>
          <table:table-cell table:style-name="ce7" table:formula="of:=LOG([.B26]/10;2)" office:value-type="float" office:value="0.545968369105293" calcext:value-type="float">
            <text:p>0,55</text:p>
          </table:table-cell>
          <table:table-cell table:style-name="ce7" table:formula="of:=[.C26]*18.06178938" office:value-type="float" office:value="9.8611656909219" calcext:value-type="float">
            <text:p>9,86</text:p>
          </table:table-cell>
          <table:table-cell table:style-name="ce10" table:formula="of:=[.D26]-46.689048" office:value-type="float" office:value="-36.8278823090781" calcext:value-type="float">
            <text:p>-36,83</text:p>
          </table:table-cell>
          <table:table-cell table:style-name="ce10" table:formula="of:=360/60*[.E26]" office:value-type="float" office:value="-220.967293854469" calcext:value-type="float">
            <text:p>-220,9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4.8" calcext:value-type="float">
            <text:p>14,8</text:p>
          </table:table-cell>
          <table:table-cell table:style-name="ce7" table:formula="of:=LOG([.B27]/10;2)" office:value-type="float" office:value="0.565597175854225" calcext:value-type="float">
            <text:p>0,57</text:p>
          </table:table-cell>
          <table:table-cell table:style-name="ce7" table:formula="of:=[.C27]*18.06178938" office:value-type="float" office:value="10.2156970642018" calcext:value-type="float">
            <text:p>10,22</text:p>
          </table:table-cell>
          <table:table-cell table:style-name="ce10" table:formula="of:=[.D27]-46.689048" office:value-type="float" office:value="-36.4733509357982" calcext:value-type="float">
            <text:p>-36,47</text:p>
          </table:table-cell>
          <table:table-cell table:style-name="ce10" table:formula="of:=360/60*[.E27]" office:value-type="float" office:value="-218.840105614789" calcext:value-type="float">
            <text:p>-218,8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5" calcext:value-type="float">
            <text:p>15,0</text:p>
          </table:table-cell>
          <table:table-cell table:style-name="ce7" table:formula="of:=LOG([.B28]/10;2)" office:value-type="float" office:value="0.584962500721156" calcext:value-type="float">
            <text:p>0,58</text:p>
          </table:table-cell>
          <table:table-cell table:style-name="ce7" table:formula="of:=[.C28]*18.06178938" office:value-type="float" office:value="10.5654694832236" calcext:value-type="float">
            <text:p>10,57</text:p>
          </table:table-cell>
          <table:table-cell table:style-name="ce10" table:formula="of:=[.D28]-46.689048" office:value-type="float" office:value="-36.1235785167764" calcext:value-type="float">
            <text:p>-36,12</text:p>
          </table:table-cell>
          <table:table-cell table:style-name="ce10" table:formula="of:=360/60*[.E28]" office:value-type="float" office:value="-216.741471100658" calcext:value-type="float">
            <text:p>-216,7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5.2" calcext:value-type="float">
            <text:p>15,2</text:p>
          </table:table-cell>
          <table:table-cell table:style-name="ce7" table:formula="of:=LOG([.B29]/10;2)" office:value-type="float" office:value="0.604071323668861" calcext:value-type="float">
            <text:p>0,60</text:p>
          </table:table-cell>
          <table:table-cell table:style-name="ce7" table:formula="of:=[.C29]*18.06178938" office:value-type="float" office:value="10.9106090186048" calcext:value-type="float">
            <text:p>10,91</text:p>
          </table:table-cell>
          <table:table-cell table:style-name="ce10" table:formula="of:=[.D29]-46.689048" office:value-type="float" office:value="-35.7784389813952" calcext:value-type="float">
            <text:p>-35,78</text:p>
          </table:table-cell>
          <table:table-cell table:style-name="ce10" table:formula="of:=360/60*[.E29]" office:value-type="float" office:value="-214.670633888371" calcext:value-type="float">
            <text:p>-214,6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5.4" calcext:value-type="float">
            <text:p>15,4</text:p>
          </table:table-cell>
          <table:table-cell table:style-name="ce7" table:formula="of:=LOG([.B30]/10;2)" office:value-type="float" office:value="0.622930350920177" calcext:value-type="float">
            <text:p>0,62</text:p>
          </table:table-cell>
          <table:table-cell table:style-name="ce7" table:formula="of:=[.C30]*18.06178938" office:value-type="float" office:value="11.2512367967297" calcext:value-type="float">
            <text:p>11,25</text:p>
          </table:table-cell>
          <table:table-cell table:style-name="ce10" table:formula="of:=[.D30]-46.689048" office:value-type="float" office:value="-35.4378112032703" calcext:value-type="float">
            <text:p>-35,44</text:p>
          </table:table-cell>
          <table:table-cell table:style-name="ce10" table:formula="of:=360/60*[.E30]" office:value-type="float" office:value="-212.626867219622" calcext:value-type="float">
            <text:p>-212,6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5.6" calcext:value-type="float">
            <text:p>15,6</text:p>
          </table:table-cell>
          <table:table-cell table:style-name="ce7" table:formula="of:=LOG([.B31]/10;2)" office:value-type="float" office:value="0.641546029087524" calcext:value-type="float">
            <text:p>0,64</text:p>
          </table:table-cell>
          <table:table-cell table:style-name="ce7" table:formula="of:=[.C31]*18.06178938" office:value-type="float" office:value="11.5874692549542" calcext:value-type="float">
            <text:p>11,59</text:p>
          </table:table-cell>
          <table:table-cell table:style-name="ce10" table:formula="of:=[.D31]-46.689048" office:value-type="float" office:value="-35.1015787450458" calcext:value-type="float">
            <text:p>-35,10</text:p>
          </table:table-cell>
          <table:table-cell table:style-name="ce10" table:formula="of:=360/60*[.E31]" office:value-type="float" office:value="-210.609472470275" calcext:value-type="float">
            <text:p>-210,6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5.8" calcext:value-type="float">
            <text:p>15,8</text:p>
          </table:table-cell>
          <table:table-cell table:style-name="ce7" table:formula="of:=LOG([.B32]/10;2)" office:value-type="float" office:value="0.659924558402378" calcext:value-type="float">
            <text:p>0,66</text:p>
          </table:table-cell>
          <table:table-cell table:style-name="ce7" table:formula="of:=[.C32]*18.06178938" office:value-type="float" office:value="11.9194183805533" calcext:value-type="float">
            <text:p>11,92</text:p>
          </table:table-cell>
          <table:table-cell table:style-name="ce10" table:formula="of:=[.D32]-46.689048" office:value-type="float" office:value="-34.7696296194467" calcext:value-type="float">
            <text:p>-34,77</text:p>
          </table:table-cell>
          <table:table-cell table:style-name="ce10" table:formula="of:=360/60*[.E32]" office:value-type="float" office:value="-208.61777771668" calcext:value-type="float">
            <text:p>-208,6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6" calcext:value-type="float">
            <text:p>16,0</text:p>
          </table:table-cell>
          <table:table-cell table:style-name="ce7" table:formula="of:=LOG([.B33]/10;2)" office:value-type="float" office:value="0.678071905112638" calcext:value-type="float">
            <text:p>0,68</text:p>
          </table:table-cell>
          <table:table-cell table:style-name="ce7" table:formula="of:=[.C33]*18.06178938" office:value-type="float" office:value="12.2471919346398" calcext:value-type="float">
            <text:p>12,25</text:p>
          </table:table-cell>
          <table:table-cell table:style-name="ce10" table:formula="of:=[.D33]-46.689048" office:value-type="float" office:value="-34.4418560653602" calcext:value-type="float">
            <text:p>-34,44</text:p>
          </table:table-cell>
          <table:table-cell table:style-name="ce10" table:formula="of:=360/60*[.E33]" office:value-type="float" office:value="-206.651136392161" calcext:value-type="float">
            <text:p>-206,65</text:p>
          </table:table-cell>
          <table:table-cell table:style-name="ce12"/>
        </table:table-row>
        <table:table-row table:style-name="ro1">
          <table:table-cell office:value-type="string" calcext:value-type="string">
            <text:p>KG</text:p>
          </table:table-cell>
          <table:table-cell table:style-name="ce5" office:value-type="float" office:value="16.5" calcext:value-type="float">
            <text:p>16,5</text:p>
          </table:table-cell>
          <table:table-cell table:style-name="ce7" table:formula="of:=LOG([.B34]/10;2)" office:value-type="float" office:value="0.722466024471091" calcext:value-type="float">
            <text:p>0,72</text:p>
          </table:table-cell>
          <table:table-cell table:style-name="ce7" table:formula="of:=[.C34]*18.06178938" office:value-type="float" office:value="13.0490291682028" calcext:value-type="float">
            <text:p>13,05</text:p>
          </table:table-cell>
          <table:table-cell table:style-name="ce10" table:formula="of:=[.D34]-46.689048" office:value-type="float" office:value="-33.6400188317972" calcext:value-type="float">
            <text:p>-33,64</text:p>
          </table:table-cell>
          <table:table-cell table:style-name="ce10" table:formula="of:=360/60*[.E34]" office:value-type="float" office:value="-201.840112990783" calcext:value-type="float">
            <text:p>-201,8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7" calcext:value-type="float">
            <text:p>17,0</text:p>
          </table:table-cell>
          <table:table-cell table:style-name="ce7" table:formula="of:=LOG([.B35]/10;2)" office:value-type="float" office:value="0.765534746362977" calcext:value-type="float">
            <text:p>0,77</text:p>
          </table:table-cell>
          <table:table-cell table:style-name="ce7" table:formula="of:=[.C35]*18.06178938" office:value-type="float" office:value="13.8269273518798" calcext:value-type="float">
            <text:p>13,83</text:p>
          </table:table-cell>
          <table:table-cell table:style-name="ce10" table:formula="of:=[.D35]-46.689048" office:value-type="float" office:value="-32.8621206481202" calcext:value-type="float">
            <text:p>-32,86</text:p>
          </table:table-cell>
          <table:table-cell table:style-name="ce10" table:formula="of:=360/60*[.E35]" office:value-type="float" office:value="-197.172723888721" calcext:value-type="float">
            <text:p>-197,1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7.5" calcext:value-type="float">
            <text:p>17,5</text:p>
          </table:table-cell>
          <table:table-cell table:style-name="ce7" table:formula="of:=LOG([.B36]/10;2)" office:value-type="float" office:value="0.807354922057604" calcext:value-type="float">
            <text:p>0,81</text:p>
          </table:table-cell>
          <table:table-cell table:style-name="ce7" table:formula="of:=[.C36]*18.06178938" office:value-type="float" office:value="14.5822745571108" calcext:value-type="float">
            <text:p>14,58</text:p>
          </table:table-cell>
          <table:table-cell table:style-name="ce10" table:formula="of:=[.D36]-46.689048" office:value-type="float" office:value="-32.1067734428892" calcext:value-type="float">
            <text:p>-32,11</text:p>
          </table:table-cell>
          <table:table-cell table:style-name="ce10" table:formula="of:=360/60*[.E36]" office:value-type="float" office:value="-192.640640657335" calcext:value-type="float">
            <text:p>-192,6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8" calcext:value-type="float">
            <text:p>18,0</text:p>
          </table:table-cell>
          <table:table-cell table:style-name="ce7" table:formula="of:=LOG([.B37]/10;2)" office:value-type="float" office:value="0.84799690655495" calcext:value-type="float">
            <text:p>0,85</text:p>
          </table:table-cell>
          <table:table-cell table:style-name="ce7" table:formula="of:=[.C37]*18.06178938" office:value-type="float" office:value="15.3163415210871" calcext:value-type="float">
            <text:p>15,32</text:p>
          </table:table-cell>
          <table:table-cell table:style-name="ce10" table:formula="of:=[.D37]-46.689048" office:value-type="float" office:value="-31.3727064789129" calcext:value-type="float">
            <text:p>-31,37</text:p>
          </table:table-cell>
          <table:table-cell table:style-name="ce10" table:formula="of:=360/60*[.E37]" office:value-type="float" office:value="-188.236238873478" calcext:value-type="float">
            <text:p>-188,2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8.5" calcext:value-type="float">
            <text:p>18,5</text:p>
          </table:table-cell>
          <table:table-cell table:style-name="ce7" table:formula="of:=LOG([.B38]/10;2)" office:value-type="float" office:value="0.887525270741588" calcext:value-type="float">
            <text:p>0,89</text:p>
          </table:table-cell>
          <table:table-cell table:style-name="ce7" table:formula="of:=[.C38]*18.06178938" office:value-type="float" office:value="16.030294509562" calcext:value-type="float">
            <text:p>16,03</text:p>
          </table:table-cell>
          <table:table-cell table:style-name="ce10" table:formula="of:=[.D38]-46.689048" office:value-type="float" office:value="-30.658753490438" calcext:value-type="float">
            <text:p>-30,66</text:p>
          </table:table-cell>
          <table:table-cell table:style-name="ce10" table:formula="of:=360/60*[.E38]" office:value-type="float" office:value="-183.952520942628" calcext:value-type="float">
            <text:p>-183,9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9" calcext:value-type="float">
            <text:p>19,0</text:p>
          </table:table-cell>
          <table:table-cell table:style-name="ce7" table:formula="of:=LOG([.B39]/10;2)" office:value-type="float" office:value="0.925999418556223" calcext:value-type="float">
            <text:p>0,93</text:p>
          </table:table-cell>
          <table:table-cell table:style-name="ce7" table:formula="of:=[.C39]*18.06178938" office:value-type="float" office:value="16.725206463965" calcext:value-type="float">
            <text:p>16,73</text:p>
          </table:table-cell>
          <table:table-cell table:style-name="ce10" table:formula="of:=[.D39]-46.689048" office:value-type="float" office:value="-29.963841536035" calcext:value-type="float">
            <text:p>-29,96</text:p>
          </table:table-cell>
          <table:table-cell table:style-name="ce10" table:formula="of:=360/60*[.E39]" office:value-type="float" office:value="-179.78304921621" calcext:value-type="float">
            <text:p>-179,7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9.5" calcext:value-type="float">
            <text:p>19,5</text:p>
          </table:table-cell>
          <table:table-cell table:style-name="ce7" table:formula="of:=LOG([.B40]/10;2)" office:value-type="float" office:value="0.963474123974886" calcext:value-type="float">
            <text:p>0,96</text:p>
          </table:table-cell>
          <table:table-cell table:style-name="ce7" table:formula="of:=[.C40]*18.06178938" office:value-type="float" office:value="17.4020667003144" calcext:value-type="float">
            <text:p>17,40</text:p>
          </table:table-cell>
          <table:table-cell table:style-name="ce10" table:formula="of:=[.D40]-46.689048" office:value-type="float" office:value="-29.2869812996856" calcext:value-type="float">
            <text:p>-29,29</text:p>
          </table:table-cell>
          <table:table-cell table:style-name="ce10" table:formula="of:=360/60*[.E40]" office:value-type="float" office:value="-175.721887798114" calcext:value-type="float">
            <text:p>-175,7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0" calcext:value-type="float">
            <text:p>20,0</text:p>
          </table:table-cell>
          <table:table-cell table:style-name="ce7" table:formula="of:=LOG([.B41]/10;2)" office:value-type="float" office:value="1" calcext:value-type="float">
            <text:p>1,00</text:p>
          </table:table-cell>
          <table:table-cell table:style-name="ce7" table:formula="of:=[.C41]*18.06178938" office:value-type="float" office:value="18.06178938" calcext:value-type="float">
            <text:p>18,06</text:p>
          </table:table-cell>
          <table:table-cell table:style-name="ce10" table:formula="of:=[.D41]-46.689048" office:value-type="float" office:value="-28.62725862" calcext:value-type="float">
            <text:p>-28,63</text:p>
          </table:table-cell>
          <table:table-cell table:style-name="ce10" table:formula="of:=360/60*[.E41]" office:value-type="float" office:value="-171.76355172" calcext:value-type="float">
            <text:p>-171,7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0.5" calcext:value-type="float">
            <text:p>20,5</text:p>
          </table:table-cell>
          <table:table-cell table:style-name="ce7" table:formula="of:=LOG([.B42]/10;2)" office:value-type="float" office:value="1.03562390973072" calcext:value-type="float">
            <text:p>1,04</text:p>
          </table:table-cell>
          <table:table-cell table:style-name="ce7" table:formula="of:=[.C42]*18.06178938" office:value-type="float" office:value="18.7052209344484" calcext:value-type="float">
            <text:p>18,71</text:p>
          </table:table-cell>
          <table:table-cell table:style-name="ce10" table:formula="of:=[.D42]-46.689048" office:value-type="float" office:value="-27.9838270655516" calcext:value-type="float">
            <text:p>-27,98</text:p>
          </table:table-cell>
          <table:table-cell table:style-name="ce10" table:formula="of:=360/60*[.E42]" office:value-type="float" office:value="-167.902962393309" calcext:value-type="float">
            <text:p>-167,9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1" calcext:value-type="float">
            <text:p>21,0</text:p>
          </table:table-cell>
          <table:table-cell table:style-name="ce7" table:formula="of:=LOG([.B43]/10;2)" office:value-type="float" office:value="1.0703893278914" calcext:value-type="float">
            <text:p>1,07</text:p>
          </table:table-cell>
          <table:table-cell table:style-name="ce7" table:formula="of:=[.C43]*18.06178938" office:value-type="float" office:value="19.3331465949742" calcext:value-type="float">
            <text:p>19,33</text:p>
          </table:table-cell>
          <table:table-cell table:style-name="ce10" table:formula="of:=[.D43]-46.689048" office:value-type="float" office:value="-27.3559014050258" calcext:value-type="float">
            <text:p>-27,36</text:p>
          </table:table-cell>
          <table:table-cell table:style-name="ce10" table:formula="of:=360/60*[.E43]" office:value-type="float" office:value="-164.135408430155" calcext:value-type="float">
            <text:p>-164,1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1.5" calcext:value-type="float">
            <text:p>21,5</text:p>
          </table:table-cell>
          <table:table-cell table:style-name="ce7" table:formula="of:=LOG([.B44]/10;2)" office:value-type="float" office:value="1.10433665981474" calcext:value-type="float">
            <text:p>1,10</text:p>
          </table:table-cell>
          <table:table-cell table:style-name="ce7" table:formula="of:=[.C44]*18.06178938" office:value-type="float" office:value="19.9462961541865" calcext:value-type="float">
            <text:p>19,95</text:p>
          </table:table-cell>
          <table:table-cell table:style-name="ce10" table:formula="of:=[.D44]-46.689048" office:value-type="float" office:value="-26.7427518458135" calcext:value-type="float">
            <text:p>-26,74</text:p>
          </table:table-cell>
          <table:table-cell table:style-name="ce10" table:formula="of:=360/60*[.E44]" office:value-type="float" office:value="-160.456511074881" calcext:value-type="float">
            <text:p>-160,4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2" calcext:value-type="float">
            <text:p>22,0</text:p>
          </table:table-cell>
          <table:table-cell table:style-name="ce7" table:formula="of:=LOG([.B45]/10;2)" office:value-type="float" office:value="1.13750352374994" calcext:value-type="float">
            <text:p>1,14</text:p>
          </table:table-cell>
          <table:table-cell table:style-name="ce7" table:formula="of:=[.C45]*18.06178938" office:value-type="float" office:value="20.5453490649792" calcext:value-type="float">
            <text:p>20,55</text:p>
          </table:table-cell>
          <table:table-cell table:style-name="ce10" table:formula="of:=[.D45]-46.689048" office:value-type="float" office:value="-26.1436989350208" calcext:value-type="float">
            <text:p>-26,14</text:p>
          </table:table-cell>
          <table:table-cell table:style-name="ce10" table:formula="of:=360/60*[.E45]" office:value-type="float" office:value="-156.862193610125" calcext:value-type="float">
            <text:p>-156,8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2.5" calcext:value-type="float">
            <text:p>22,5</text:p>
          </table:table-cell>
          <table:table-cell table:style-name="ce7" table:formula="of:=LOG([.B46]/10;2)" office:value-type="float" office:value="1.16992500144231" calcext:value-type="float">
            <text:p>1,17</text:p>
          </table:table-cell>
          <table:table-cell table:style-name="ce7" table:formula="of:=[.C46]*18.06178938" office:value-type="float" office:value="21.1309389664472" calcext:value-type="float">
            <text:p>21,13</text:p>
          </table:table-cell>
          <table:table-cell table:style-name="ce10" table:formula="of:=[.D46]-46.689048" office:value-type="float" office:value="-25.5581090335528" calcext:value-type="float">
            <text:p>-25,56</text:p>
          </table:table-cell>
          <table:table-cell table:style-name="ce10" table:formula="of:=360/60*[.E46]" office:value-type="float" office:value="-153.348654201317" calcext:value-type="float">
            <text:p>-153,3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3" calcext:value-type="float">
            <text:p>23,0</text:p>
          </table:table-cell>
          <table:table-cell table:style-name="ce7" table:formula="of:=LOG([.B47]/10;2)" office:value-type="float" office:value="1.20163386116965" calcext:value-type="float">
            <text:p>1,20</text:p>
          </table:table-cell>
          <table:table-cell table:style-name="ce7" table:formula="of:=[.C47]*18.06178938" office:value-type="float" office:value="21.7036577123224" calcext:value-type="float">
            <text:p>21,70</text:p>
          </table:table-cell>
          <table:table-cell table:style-name="ce10" table:formula="of:=[.D47]-46.689048" office:value-type="float" office:value="-24.9853902876776" calcext:value-type="float">
            <text:p>-24,99</text:p>
          </table:table-cell>
          <table:table-cell table:style-name="ce10" table:formula="of:=360/60*[.E47]" office:value-type="float" office:value="-149.912341726066" calcext:value-type="float">
            <text:p>-149,9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3.5" calcext:value-type="float">
            <text:p>23,5</text:p>
          </table:table-cell>
          <table:table-cell table:style-name="ce7" table:formula="of:=LOG([.B48]/10;2)" office:value-type="float" office:value="1.23266075679028" calcext:value-type="float">
            <text:p>1,23</text:p>
          </table:table-cell>
          <table:table-cell table:style-name="ce7" table:formula="of:=[.C48]*18.06178938" office:value-type="float" office:value="22.2640589661373" calcext:value-type="float">
            <text:p>22,26</text:p>
          </table:table-cell>
          <table:table-cell table:style-name="ce10" table:formula="of:=[.D48]-46.689048" office:value-type="float" office:value="-24.4249890338626" calcext:value-type="float">
            <text:p>-24,42</text:p>
          </table:table-cell>
          <table:table-cell table:style-name="ce10" table:formula="of:=360/60*[.E48]" office:value-type="float" office:value="-146.549934203176" calcext:value-type="float">
            <text:p>-146,5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4" calcext:value-type="float">
            <text:p>24,0</text:p>
          </table:table-cell>
          <table:table-cell table:style-name="ce7" table:formula="of:=LOG([.B49]/10;2)" office:value-type="float" office:value="1.26303440583379" calcext:value-type="float">
            <text:p>1,26</text:p>
          </table:table-cell>
          <table:table-cell table:style-name="ce7" table:formula="of:=[.C49]*18.06178938" office:value-type="float" office:value="22.8126614178634" calcext:value-type="float">
            <text:p>22,81</text:p>
          </table:table-cell>
          <table:table-cell table:style-name="ce10" table:formula="of:=[.D49]-46.689048" office:value-type="float" office:value="-23.8763865821366" calcext:value-type="float">
            <text:p>-23,88</text:p>
          </table:table-cell>
          <table:table-cell table:style-name="ce10" table:formula="of:=360/60*[.E49]" office:value-type="float" office:value="-143.258319492819" calcext:value-type="float">
            <text:p>-143,2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4.5" calcext:value-type="float">
            <text:p>24,5</text:p>
          </table:table-cell>
          <table:table-cell table:style-name="ce7" table:formula="of:=LOG([.B50]/10;2)" office:value-type="float" office:value="1.29278174922785" calcext:value-type="float">
            <text:p>1,29</text:p>
          </table:table-cell>
          <table:table-cell table:style-name="ce7" table:formula="of:=[.C50]*18.06178938" office:value-type="float" office:value="23.3499516688613" calcext:value-type="float">
            <text:p>23,35</text:p>
          </table:table-cell>
          <table:table-cell table:style-name="ce10" table:formula="of:=[.D50]-46.689048" office:value-type="float" office:value="-23.3390963311387" calcext:value-type="float">
            <text:p>-23,34</text:p>
          </table:table-cell>
          <table:table-cell table:style-name="ce10" table:formula="of:=360/60*[.E50]" office:value-type="float" office:value="-140.034577986832" calcext:value-type="float">
            <text:p>-140,0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5" calcext:value-type="float">
            <text:p>25,0</text:p>
          </table:table-cell>
          <table:table-cell table:style-name="ce7" table:formula="of:=LOG([.B51]/10;2)" office:value-type="float" office:value="1.32192809488736" calcext:value-type="float">
            <text:p>1,32</text:p>
          </table:table-cell>
          <table:table-cell table:style-name="ce7" table:formula="of:=[.C51]*18.06178938" office:value-type="float" office:value="23.8763868253602" calcext:value-type="float">
            <text:p>23,88</text:p>
          </table:table-cell>
          <table:table-cell table:style-name="ce10" table:formula="of:=[.D51]-46.689048" office:value-type="float" office:value="-22.8126611746398" calcext:value-type="float">
            <text:p>-22,81</text:p>
          </table:table-cell>
          <table:table-cell table:style-name="ce10" table:formula="of:=360/60*[.E51]" office:value-type="float" office:value="-136.875967047839" calcext:value-type="float">
            <text:p>-136,8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5.5" calcext:value-type="float">
            <text:p>25,5</text:p>
          </table:table-cell>
          <table:table-cell table:style-name="ce7" table:formula="of:=LOG([.B52]/10;2)" office:value-type="float" office:value="1.35049724708413" calcext:value-type="float">
            <text:p>1,35</text:p>
          </table:table-cell>
          <table:table-cell table:style-name="ce7" table:formula="of:=[.C52]*18.06178938" office:value-type="float" office:value="24.3923968351034" calcext:value-type="float">
            <text:p>24,39</text:p>
          </table:table-cell>
          <table:table-cell table:style-name="ce10" table:formula="of:=[.D52]-46.689048" office:value-type="float" office:value="-22.2966511648966" calcext:value-type="float">
            <text:p>-22,30</text:p>
          </table:table-cell>
          <table:table-cell table:style-name="ce10" table:formula="of:=360/60*[.E52]" office:value-type="float" office:value="-133.779906989379" calcext:value-type="float">
            <text:p>-133,7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6" calcext:value-type="float">
            <text:p>26,0</text:p>
          </table:table-cell>
          <table:table-cell table:style-name="ce7" table:formula="of:=LOG([.B53]/10;2)" office:value-type="float" office:value="1.37851162325373" calcext:value-type="float">
            <text:p>1,38</text:p>
          </table:table-cell>
          <table:table-cell table:style-name="ce7" table:formula="of:=[.C53]*18.06178938" office:value-type="float" office:value="24.8983865970908" calcext:value-type="float">
            <text:p>24,90</text:p>
          </table:table-cell>
          <table:table-cell table:style-name="ce10" table:formula="of:=[.D53]-46.689048" office:value-type="float" office:value="-21.7906614029092" calcext:value-type="float">
            <text:p>-21,79</text:p>
          </table:table-cell>
          <table:table-cell table:style-name="ce10" table:formula="of:=360/60*[.E53]" office:value-type="float" office:value="-130.743968417455" calcext:value-type="float">
            <text:p>-130,7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6.5" calcext:value-type="float">
            <text:p>26,5</text:p>
          </table:table-cell>
          <table:table-cell table:style-name="ce7" table:formula="of:=LOG([.B54]/10;2)" office:value-type="float" office:value="1.40599235967584" calcext:value-type="float">
            <text:p>1,41</text:p>
          </table:table-cell>
          <table:table-cell table:style-name="ce7" table:formula="of:=[.C54]*18.06178938" office:value-type="float" office:value="25.3947378703542" calcext:value-type="float">
            <text:p>25,39</text:p>
          </table:table-cell>
          <table:table-cell table:style-name="ce10" table:formula="of:=[.D54]-46.689048" office:value-type="float" office:value="-21.2943101296458" calcext:value-type="float">
            <text:p>-21,29</text:p>
          </table:table-cell>
          <table:table-cell table:style-name="ce10" table:formula="of:=360/60*[.E54]" office:value-type="float" office:value="-127.765860777875" calcext:value-type="float">
            <text:p>-127,7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7" calcext:value-type="float">
            <text:p>27,0</text:p>
          </table:table-cell>
          <table:table-cell table:style-name="ce7" table:formula="of:=LOG([.B55]/10;2)" office:value-type="float" office:value="1.43295940727611" calcext:value-type="float">
            <text:p>1,43</text:p>
          </table:table-cell>
          <table:table-cell table:style-name="ce7" table:formula="of:=[.C55]*18.06178938" office:value-type="float" office:value="25.8818110043107" calcext:value-type="float">
            <text:p>25,88</text:p>
          </table:table-cell>
          <table:table-cell table:style-name="ce10" table:formula="of:=[.D55]-46.689048" office:value-type="float" office:value="-20.8072369956893" calcext:value-type="float">
            <text:p>-20,81</text:p>
          </table:table-cell>
          <table:table-cell table:style-name="ce10" table:formula="of:=360/60*[.E55]" office:value-type="float" office:value="-124.843421974136" calcext:value-type="float">
            <text:p>-124,8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7.5" calcext:value-type="float">
            <text:p>27,5</text:p>
          </table:table-cell>
          <table:table-cell table:style-name="ce7" table:formula="of:=LOG([.B56]/10;2)" office:value-type="float" office:value="1.4594316186373" calcext:value-type="float">
            <text:p>1,46</text:p>
          </table:table-cell>
          <table:table-cell table:style-name="ce7" table:formula="of:=[.C56]*18.06178938" office:value-type="float" office:value="26.3599465103393" calcext:value-type="float">
            <text:p>26,36</text:p>
          </table:table-cell>
          <table:table-cell table:style-name="ce10" table:formula="of:=[.D56]-46.689048" office:value-type="float" office:value="-20.3291014896606" calcext:value-type="float">
            <text:p>-20,33</text:p>
          </table:table-cell>
          <table:table-cell table:style-name="ce10" table:formula="of:=360/60*[.E56]" office:value-type="float" office:value="-121.974608937964" calcext:value-type="float">
            <text:p>-121,9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8" calcext:value-type="float">
            <text:p>28,0</text:p>
          </table:table-cell>
          <table:table-cell table:style-name="ce7" table:formula="of:=LOG([.B57]/10;2)" office:value-type="float" office:value="1.48542682717024" calcext:value-type="float">
            <text:p>1,49</text:p>
          </table:table-cell>
          <table:table-cell table:style-name="ce7" table:formula="of:=[.C57]*18.06178938" office:value-type="float" office:value="26.8294664917506" calcext:value-type="float">
            <text:p>26,83</text:p>
          </table:table-cell>
          <table:table-cell table:style-name="ce10" table:formula="of:=[.D57]-46.689048" office:value-type="float" office:value="-19.8595815082494" calcext:value-type="float">
            <text:p>-19,86</text:p>
          </table:table-cell>
          <table:table-cell table:style-name="ce10" table:formula="of:=360/60*[.E57]" office:value-type="float" office:value="-119.157489049497" calcext:value-type="float">
            <text:p>-119,1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8.5" calcext:value-type="float">
            <text:p>28,5</text:p>
          </table:table-cell>
          <table:table-cell table:style-name="ce7" table:formula="of:=LOG([.B58]/10;2)" office:value-type="float" office:value="1.51096191927738" calcext:value-type="float">
            <text:p>1,51</text:p>
          </table:table-cell>
          <table:table-cell table:style-name="ce7" table:formula="of:=[.C58]*18.06178938" office:value-type="float" office:value="27.2906759471886" calcext:value-type="float">
            <text:p>27,29</text:p>
          </table:table-cell>
          <table:table-cell table:style-name="ce10" table:formula="of:=[.D58]-46.689048" office:value-type="float" office:value="-19.3983720528114" calcext:value-type="float">
            <text:p>-19,40</text:p>
          </table:table-cell>
          <table:table-cell table:style-name="ce10" table:formula="of:=360/60*[.E58]" office:value-type="float" office:value="-116.390232316868" calcext:value-type="float">
            <text:p>-116,3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9" calcext:value-type="float">
            <text:p>29,0</text:p>
          </table:table-cell>
          <table:table-cell table:style-name="ce7" table:formula="of:=LOG([.B59]/10;2)" office:value-type="float" office:value="1.53605290024021" calcext:value-type="float">
            <text:p>1,54</text:p>
          </table:table-cell>
          <table:table-cell table:style-name="ce7" table:formula="of:=[.C59]*18.06178938" office:value-type="float" office:value="27.7438639606768" calcext:value-type="float">
            <text:p>27,74</text:p>
          </table:table-cell>
          <table:table-cell table:style-name="ce10" table:formula="of:=[.D59]-46.689048" office:value-type="float" office:value="-18.9451840393232" calcext:value-type="float">
            <text:p>-18,95</text:p>
          </table:table-cell>
          <table:table-cell table:style-name="ce10" table:formula="of:=360/60*[.E59]" office:value-type="float" office:value="-113.671104235939" calcext:value-type="float">
            <text:p>-113,6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29.5" calcext:value-type="float">
            <text:p>29,5</text:p>
          </table:table-cell>
          <table:table-cell table:style-name="ce7" table:formula="of:=LOG([.B60]/10;2)" office:value-type="float" office:value="1.56071495447448" calcext:value-type="float">
            <text:p>1,56</text:p>
          </table:table-cell>
          <table:table-cell table:style-name="ce7" table:formula="of:=[.C60]*18.06178938" office:value-type="float" office:value="28.1893047899343" calcext:value-type="float">
            <text:p>28,19</text:p>
          </table:table-cell>
          <table:table-cell table:style-name="ce10" table:formula="of:=[.D60]-46.689048" office:value-type="float" office:value="-18.4997432100657" calcext:value-type="float">
            <text:p>-18,50</text:p>
          </table:table-cell>
          <table:table-cell table:style-name="ce10" table:formula="of:=360/60*[.E60]" office:value-type="float" office:value="-110.998459260394" calcext:value-type="float">
            <text:p>-111,0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0" calcext:value-type="float">
            <text:p>30,0</text:p>
          </table:table-cell>
          <table:table-cell table:style-name="ce7" table:formula="of:=LOG([.B61]/10;2)" office:value-type="float" office:value="1.58496250072116" calcext:value-type="float">
            <text:p>1,58</text:p>
          </table:table-cell>
          <table:table-cell table:style-name="ce7" table:formula="of:=[.C61]*18.06178938" office:value-type="float" office:value="28.6272588632236" calcext:value-type="float">
            <text:p>28,63</text:p>
          </table:table-cell>
          <table:table-cell table:style-name="ce10" table:formula="of:=[.D61]-46.689048" office:value-type="float" office:value="-18.0617891367764" calcext:value-type="float">
            <text:p>-18,06</text:p>
          </table:table-cell>
          <table:table-cell table:style-name="ce10" table:formula="of:=360/60*[.E61]" office:value-type="float" office:value="-108.370734820658" calcext:value-type="float">
            <text:p>-108,3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0.5" calcext:value-type="float">
            <text:p>30,5</text:p>
          </table:table-cell>
          <table:table-cell table:style-name="ce7" table:formula="of:=LOG([.B62]/10;2)" office:value-type="float" office:value="1.60880924267552" calcext:value-type="float">
            <text:p>1,61</text:p>
          </table:table-cell>
          <table:table-cell table:style-name="ce7" table:formula="of:=[.C62]*18.06178938" office:value-type="float" office:value="29.0579736938026" calcext:value-type="float">
            <text:p>29,06</text:p>
          </table:table-cell>
          <table:table-cell table:style-name="ce10" table:formula="of:=[.D62]-46.689048" office:value-type="float" office:value="-17.6310743061974" calcext:value-type="float">
            <text:p>-17,63</text:p>
          </table:table-cell>
          <table:table-cell table:style-name="ce10" table:formula="of:=360/60*[.E62]" office:value-type="float" office:value="-105.786445837184" calcext:value-type="float">
            <text:p>-105,7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1" calcext:value-type="float">
            <text:p>31,0</text:p>
          </table:table-cell>
          <table:table-cell table:style-name="ce7" table:formula="of:=LOG([.B63]/10;2)" office:value-type="float" office:value="1.63226821549951" calcext:value-type="float">
            <text:p>1,63</text:p>
          </table:table-cell>
          <table:table-cell table:style-name="ce7" table:formula="of:=[.C63]*18.06178938" office:value-type="float" office:value="29.4816847200207" calcext:value-type="float">
            <text:p>29,48</text:p>
          </table:table-cell>
          <table:table-cell table:style-name="ce10" table:formula="of:=[.D63]-46.689048" office:value-type="float" office:value="-17.2073632799793" calcext:value-type="float">
            <text:p>-17,21</text:p>
          </table:table-cell>
          <table:table-cell table:style-name="ce10" table:formula="of:=360/60*[.E63]" office:value-type="float" office:value="-103.244179679876" calcext:value-type="float">
            <text:p>-103,2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1.5" calcext:value-type="float">
            <text:p>31,5</text:p>
          </table:table-cell>
          <table:table-cell table:style-name="ce7" table:formula="of:=LOG([.B64]/10;2)" office:value-type="float" office:value="1.65535182861255" calcext:value-type="float">
            <text:p>1,66</text:p>
          </table:table-cell>
          <table:table-cell table:style-name="ce7" table:formula="of:=[.C64]*18.06178938" office:value-type="float" office:value="29.8986160781978" calcext:value-type="float">
            <text:p>29,90</text:p>
          </table:table-cell>
          <table:table-cell table:style-name="ce10" table:formula="of:=[.D64]-46.689048" office:value-type="float" office:value="-16.7904319218022" calcext:value-type="float">
            <text:p>-16,79</text:p>
          </table:table-cell>
          <table:table-cell table:style-name="ce10" table:formula="of:=360/60*[.E64]" office:value-type="float" office:value="-100.742591530813" calcext:value-type="float">
            <text:p>-100,7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2" calcext:value-type="float">
            <text:p>32,0</text:p>
          </table:table-cell>
          <table:table-cell table:style-name="ce7" table:formula="of:=LOG([.B65]/10;2)" office:value-type="float" office:value="1.67807190511264" calcext:value-type="float">
            <text:p>1,68</text:p>
          </table:table-cell>
          <table:table-cell table:style-name="ce7" table:formula="of:=[.C65]*18.06178938" office:value-type="float" office:value="30.3089813146398" calcext:value-type="float">
            <text:p>30,31</text:p>
          </table:table-cell>
          <table:table-cell table:style-name="ce10" table:formula="of:=[.D65]-46.689048" office:value-type="float" office:value="-16.3800666853602" calcext:value-type="float">
            <text:p>-16,38</text:p>
          </table:table-cell>
          <table:table-cell table:style-name="ce10" table:formula="of:=360/60*[.E65]" office:value-type="float" office:value="-98.2804001121611" calcext:value-type="float">
            <text:p>-98,2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2.5" calcext:value-type="float">
            <text:p>32,5</text:p>
          </table:table-cell>
          <table:table-cell table:style-name="ce7" table:formula="of:=LOG([.B66]/10;2)" office:value-type="float" office:value="1.70043971814109" calcext:value-type="float">
            <text:p>1,70</text:p>
          </table:table-cell>
          <table:table-cell table:style-name="ce7" table:formula="of:=[.C66]*18.06178938" office:value-type="float" office:value="30.712984042451" calcext:value-type="float">
            <text:p>30,71</text:p>
          </table:table-cell>
          <table:table-cell table:style-name="ce10" table:formula="of:=[.D66]-46.689048" office:value-type="float" office:value="-15.976063957549" calcext:value-type="float">
            <text:p>-15,98</text:p>
          </table:table-cell>
          <table:table-cell table:style-name="ce10" table:formula="of:=360/60*[.E66]" office:value-type="float" office:value="-95.8563837452942" calcext:value-type="float">
            <text:p>-95,8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3" calcext:value-type="float">
            <text:p>33,0</text:p>
          </table:table-cell>
          <table:table-cell table:style-name="ce7" table:formula="of:=LOG([.B67]/10;2)" office:value-type="float" office:value="1.72246602447109" calcext:value-type="float">
            <text:p>1,72</text:p>
          </table:table-cell>
          <table:table-cell table:style-name="ce7" table:formula="of:=[.C67]*18.06178938" office:value-type="float" office:value="31.1108185482028" calcext:value-type="float">
            <text:p>31,11</text:p>
          </table:table-cell>
          <table:table-cell table:style-name="ce10" table:formula="of:=[.D67]-46.689048" office:value-type="float" office:value="-15.5782294517972" calcext:value-type="float">
            <text:p>-15,58</text:p>
          </table:table-cell>
          <table:table-cell table:style-name="ce10" table:formula="of:=360/60*[.E67]" office:value-type="float" office:value="-93.4693767107833" calcext:value-type="float">
            <text:p>-93,4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3.5" calcext:value-type="float">
            <text:p>33,5</text:p>
          </table:table-cell>
          <table:table-cell table:style-name="ce7" table:formula="of:=LOG([.B68]/10;2)" office:value-type="float" office:value="1.74416109557041" calcext:value-type="float">
            <text:p>1,74</text:p>
          </table:table-cell>
          <table:table-cell table:style-name="ce7" table:formula="of:=[.C68]*18.06178938" office:value-type="float" office:value="31.5026703529828" calcext:value-type="float">
            <text:p>31,50</text:p>
          </table:table-cell>
          <table:table-cell table:style-name="ce10" table:formula="of:=[.D68]-46.689048" office:value-type="float" office:value="-15.1863776470172" calcext:value-type="float">
            <text:p>-15,19</text:p>
          </table:table-cell>
          <table:table-cell table:style-name="ce10" table:formula="of:=360/60*[.E68]" office:value-type="float" office:value="-91.1182658821032" calcext:value-type="float">
            <text:p>-91,1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4" calcext:value-type="float">
            <text:p>34,0</text:p>
          </table:table-cell>
          <table:table-cell table:style-name="ce7" table:formula="of:=LOG([.B69]/10;2)" office:value-type="float" office:value="1.76553474636298" calcext:value-type="float">
            <text:p>1,77</text:p>
          </table:table-cell>
          <table:table-cell table:style-name="ce7" table:formula="of:=[.C69]*18.06178938" office:value-type="float" office:value="31.8887167318798" calcext:value-type="float">
            <text:p>31,89</text:p>
          </table:table-cell>
          <table:table-cell table:style-name="ce10" table:formula="of:=[.D69]-46.689048" office:value-type="float" office:value="-14.8003312681202" calcext:value-type="float">
            <text:p>-14,80</text:p>
          </table:table-cell>
          <table:table-cell table:style-name="ce10" table:formula="of:=360/60*[.E69]" office:value-type="float" office:value="-88.8019876087211" calcext:value-type="float">
            <text:p>-88,8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4.5" calcext:value-type="float">
            <text:p>34,5</text:p>
          </table:table-cell>
          <table:table-cell table:style-name="ce7" table:formula="of:=LOG([.B70]/10;2)" office:value-type="float" office:value="1.78659636189081" calcext:value-type="float">
            <text:p>1,79</text:p>
          </table:table-cell>
          <table:table-cell table:style-name="ce7" table:formula="of:=[.C70]*18.06178938" office:value-type="float" office:value="32.269127195546" calcext:value-type="float">
            <text:p>32,27</text:p>
          </table:table-cell>
          <table:table-cell table:style-name="ce10" table:formula="of:=[.D70]-46.689048" office:value-type="float" office:value="-14.419920804454" calcext:value-type="float">
            <text:p>-14,42</text:p>
          </table:table-cell>
          <table:table-cell table:style-name="ce10" table:formula="of:=360/60*[.E70]" office:value-type="float" office:value="-86.5195248267239" calcext:value-type="float">
            <text:p>-86,5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5" calcext:value-type="float">
            <text:p>35,0</text:p>
          </table:table-cell>
          <table:table-cell table:style-name="ce7" table:formula="of:=LOG([.B71]/10;2)" office:value-type="float" office:value="1.8073549220576" calcext:value-type="float">
            <text:p>1,81</text:p>
          </table:table-cell>
          <table:table-cell table:style-name="ce7" table:formula="of:=[.C71]*18.06178938" office:value-type="float" office:value="32.6440639371108" calcext:value-type="float">
            <text:p>32,64</text:p>
          </table:table-cell>
          <table:table-cell table:style-name="ce10" table:formula="of:=[.D71]-46.689048" office:value-type="float" office:value="-14.0449840628892" calcext:value-type="float">
            <text:p>-14,04</text:p>
          </table:table-cell>
          <table:table-cell table:style-name="ce10" table:formula="of:=360/60*[.E71]" office:value-type="float" office:value="-84.2699043773354" calcext:value-type="float">
            <text:p>-84,2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5.5" calcext:value-type="float">
            <text:p>35,5</text:p>
          </table:table-cell>
          <table:table-cell table:style-name="ce7" table:formula="of:=LOG([.B72]/10;2)" office:value-type="float" office:value="1.82781902461732" calcext:value-type="float">
            <text:p>1,83</text:p>
          </table:table-cell>
          <table:table-cell table:style-name="ce7" table:formula="of:=[.C72]*18.06178938" office:value-type="float" office:value="33.0136822473951" calcext:value-type="float">
            <text:p>33,01</text:p>
          </table:table-cell>
          <table:table-cell table:style-name="ce10" table:formula="of:=[.D72]-46.689048" office:value-type="float" office:value="-13.6753657526049" calcext:value-type="float">
            <text:p>-13,68</text:p>
          </table:table-cell>
          <table:table-cell table:style-name="ce10" table:formula="of:=360/60*[.E72]" office:value-type="float" office:value="-82.0521945156296" calcext:value-type="float">
            <text:p>-82,0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6" calcext:value-type="float">
            <text:p>36,0</text:p>
          </table:table-cell>
          <table:table-cell table:style-name="ce7" table:formula="of:=LOG([.B73]/10;2)" office:value-type="float" office:value="1.84799690655495" calcext:value-type="float">
            <text:p>1,85</text:p>
          </table:table-cell>
          <table:table-cell table:style-name="ce7" table:formula="of:=[.C73]*18.06178938" office:value-type="float" office:value="33.378130901087" calcext:value-type="float">
            <text:p>33,38</text:p>
          </table:table-cell>
          <table:table-cell table:style-name="ce10" table:formula="of:=[.D73]-46.689048" office:value-type="float" office:value="-13.310917098913" calcext:value-type="float">
            <text:p>-13,31</text:p>
          </table:table-cell>
          <table:table-cell table:style-name="ce10" table:formula="of:=360/60*[.E73]" office:value-type="float" office:value="-79.8655025934777" calcext:value-type="float">
            <text:p>-79,87</text:p>
          </table:table-cell>
          <table:table-cell table:style-name="ce12"/>
        </table:table-row>
        <table:table-row table:style-name="ro1">
          <table:table-cell office:value-type="string" calcext:value-type="string">
            <text:p>LBS</text:p>
          </table:table-cell>
          <table:table-cell table:style-name="ce5" office:value-type="float" office:value="36.2" calcext:value-type="float">
            <text:p>36,2</text:p>
          </table:table-cell>
          <table:table-cell table:style-name="ce7" table:formula="of:=LOG([.B74]/10;2)" office:value-type="float" office:value="1.85598969730848" calcext:value-type="float">
            <text:p>1,86</text:p>
          </table:table-cell>
          <table:table-cell table:style-name="ce7" table:formula="of:=[.C74]*18.06178938" office:value-type="float" office:value="33.5224950042357" calcext:value-type="float">
            <text:p>33,52</text:p>
          </table:table-cell>
          <table:table-cell table:style-name="ce10" table:formula="of:=[.D74]-46.689048" office:value-type="float" office:value="-13.1665529957643" calcext:value-type="float">
            <text:p>-13,17</text:p>
          </table:table-cell>
          <table:table-cell table:style-name="ce10" table:formula="of:=360/60*[.E74]" office:value-type="float" office:value="-78.9993179745856" calcext:value-type="float">
            <text:p>-79,0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6.5" calcext:value-type="float">
            <text:p>36,5</text:p>
          </table:table-cell>
          <table:table-cell table:style-name="ce7" table:formula="of:=LOG([.B75]/10;2)" office:value-type="float" office:value="1.86789646399266" calcext:value-type="float">
            <text:p>1,87</text:p>
          </table:table-cell>
          <table:table-cell table:style-name="ce7" table:formula="of:=[.C75]*18.06178938" office:value-type="float" office:value="33.7375525162821" calcext:value-type="float">
            <text:p>33,74</text:p>
          </table:table-cell>
          <table:table-cell table:style-name="ce10" table:formula="of:=[.D75]-46.689048" office:value-type="float" office:value="-12.9514954837179" calcext:value-type="float">
            <text:p>-12,95</text:p>
          </table:table-cell>
          <table:table-cell table:style-name="ce10" table:formula="of:=360/60*[.E75]" office:value-type="float" office:value="-77.7089729023075" calcext:value-type="float">
            <text:p>-77,7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7" calcext:value-type="float">
            <text:p>37,0</text:p>
          </table:table-cell>
          <table:table-cell table:style-name="ce7" table:formula="of:=LOG([.B76]/10;2)" office:value-type="float" office:value="1.88752527074159" calcext:value-type="float">
            <text:p>1,89</text:p>
          </table:table-cell>
          <table:table-cell table:style-name="ce7" table:formula="of:=[.C76]*18.06178938" office:value-type="float" office:value="34.092083889562" calcext:value-type="float">
            <text:p>34,09</text:p>
          </table:table-cell>
          <table:table-cell table:style-name="ce10" table:formula="of:=[.D76]-46.689048" office:value-type="float" office:value="-12.596964110438" calcext:value-type="float">
            <text:p>-12,60</text:p>
          </table:table-cell>
          <table:table-cell table:style-name="ce10" table:formula="of:=360/60*[.E76]" office:value-type="float" office:value="-75.5817846626278" calcext:value-type="float">
            <text:p>-75,5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7.5" calcext:value-type="float">
            <text:p>37,5</text:p>
          </table:table-cell>
          <table:table-cell table:style-name="ce7" table:formula="of:=LOG([.B77]/10;2)" office:value-type="float" office:value="1.90689059560852" calcext:value-type="float">
            <text:p>1,91</text:p>
          </table:table-cell>
          <table:table-cell table:style-name="ce7" table:formula="of:=[.C77]*18.06178938" office:value-type="float" office:value="34.4418563085838" calcext:value-type="float">
            <text:p>34,44</text:p>
          </table:table-cell>
          <table:table-cell table:style-name="ce10" table:formula="of:=[.D77]-46.689048" office:value-type="float" office:value="-12.2471916914162" calcext:value-type="float">
            <text:p>-12,25</text:p>
          </table:table-cell>
          <table:table-cell table:style-name="ce10" table:formula="of:=360/60*[.E77]" office:value-type="float" office:value="-73.4831501484971" calcext:value-type="float">
            <text:p>-73,4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8" calcext:value-type="float">
            <text:p>38,0</text:p>
          </table:table-cell>
          <table:table-cell table:style-name="ce7" table:formula="of:=LOG([.B78]/10;2)" office:value-type="float" office:value="1.92599941855622" calcext:value-type="float">
            <text:p>1,93</text:p>
          </table:table-cell>
          <table:table-cell table:style-name="ce7" table:formula="of:=[.C78]*18.06178938" office:value-type="float" office:value="34.786995843965" calcext:value-type="float">
            <text:p>34,79</text:p>
          </table:table-cell>
          <table:table-cell table:style-name="ce10" table:formula="of:=[.D78]-46.689048" office:value-type="float" office:value="-11.902052156035" calcext:value-type="float">
            <text:p>-11,90</text:p>
          </table:table-cell>
          <table:table-cell table:style-name="ce10" table:formula="of:=360/60*[.E78]" office:value-type="float" office:value="-71.4123129362102" calcext:value-type="float">
            <text:p>-71,4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8.5" calcext:value-type="float">
            <text:p>38,5</text:p>
          </table:table-cell>
          <table:table-cell table:style-name="ce7" table:formula="of:=LOG([.B79]/10;2)" office:value-type="float" office:value="1.94485844580754" calcext:value-type="float">
            <text:p>1,94</text:p>
          </table:table-cell>
          <table:table-cell table:style-name="ce7" table:formula="of:=[.C79]*18.06178938" office:value-type="float" office:value="35.1276236220899" calcext:value-type="float">
            <text:p>35,13</text:p>
          </table:table-cell>
          <table:table-cell table:style-name="ce10" table:formula="of:=[.D79]-46.689048" office:value-type="float" office:value="-11.5614243779101" calcext:value-type="float">
            <text:p>-11,56</text:p>
          </table:table-cell>
          <table:table-cell table:style-name="ce10" table:formula="of:=360/60*[.E79]" office:value-type="float" office:value="-69.3685462674605" calcext:value-type="float">
            <text:p>-69,3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9" calcext:value-type="float">
            <text:p>39,0</text:p>
          </table:table-cell>
          <table:table-cell table:style-name="ce7" table:formula="of:=LOG([.B80]/10;2)" office:value-type="float" office:value="1.96347412397489" calcext:value-type="float">
            <text:p>1,96</text:p>
          </table:table-cell>
          <table:table-cell table:style-name="ce7" table:formula="of:=[.C80]*18.06178938" office:value-type="float" office:value="35.4638560803144" calcext:value-type="float">
            <text:p>35,46</text:p>
          </table:table-cell>
          <table:table-cell table:style-name="ce10" table:formula="of:=[.D80]-46.689048" office:value-type="float" office:value="-11.2251919196856" calcext:value-type="float">
            <text:p>-11,23</text:p>
          </table:table-cell>
          <table:table-cell table:style-name="ce10" table:formula="of:=360/60*[.E80]" office:value-type="float" office:value="-67.3511515181136" calcext:value-type="float">
            <text:p>-67,3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39.5" calcext:value-type="float">
            <text:p>39,5</text:p>
          </table:table-cell>
          <table:table-cell table:style-name="ce7" table:formula="of:=LOG([.B81]/10;2)" office:value-type="float" office:value="1.98185265328974" calcext:value-type="float">
            <text:p>1,98</text:p>
          </table:table-cell>
          <table:table-cell table:style-name="ce7" table:formula="of:=[.C81]*18.06178938" office:value-type="float" office:value="35.7958052059135" calcext:value-type="float">
            <text:p>35,80</text:p>
          </table:table-cell>
          <table:table-cell table:style-name="ce10" table:formula="of:=[.D81]-46.689048" office:value-type="float" office:value="-10.8932427940865" calcext:value-type="float">
            <text:p>-10,89</text:p>
          </table:table-cell>
          <table:table-cell table:style-name="ce10" table:formula="of:=360/60*[.E81]" office:value-type="float" office:value="-65.3594567645192" calcext:value-type="float">
            <text:p>-65,36</text:p>
          </table:table-cell>
          <table:table-cell table:style-name="ce12"/>
        </table:table-row>
        <table:table-row table:style-name="ro1">
          <table:table-cell office:value-type="string" calcext:value-type="string">
            <text:p>1000FT</text:p>
          </table:table-cell>
          <table:table-cell table:style-name="ce5" office:value-type="float" office:value="40" calcext:value-type="float">
            <text:p>40,0</text:p>
          </table:table-cell>
          <table:table-cell table:style-name="ce7" table:formula="of:=LOG([.B82]/10;2)" office:value-type="float" office:value="2" calcext:value-type="float">
            <text:p>2,00</text:p>
          </table:table-cell>
          <table:table-cell table:style-name="ce7" table:formula="of:=[.C82]*18.06178938" office:value-type="float" office:value="36.12357876" calcext:value-type="float">
            <text:p>36,12</text:p>
          </table:table-cell>
          <table:table-cell table:style-name="ce10" table:formula="of:=[.D82]-46.689048" office:value-type="float" office:value="-10.56546924" calcext:value-type="float">
            <text:p>-10,57</text:p>
          </table:table-cell>
          <table:table-cell table:style-name="ce10" table:formula="of:=360/60*[.E82]" office:value-type="float" office:value="-63.39281544" calcext:value-type="float">
            <text:p>-63,3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0.5" calcext:value-type="float">
            <text:p>40,5</text:p>
          </table:table-cell>
          <table:table-cell table:style-name="ce7" table:formula="of:=LOG([.B83]/10;2)" office:value-type="float" office:value="2.01792190799726" calcext:value-type="float">
            <text:p>2,02</text:p>
          </table:table-cell>
          <table:table-cell table:style-name="ce7" table:formula="of:=[.C83]*18.06178938" office:value-type="float" office:value="36.4472804875343" calcext:value-type="float">
            <text:p>36,45</text:p>
          </table:table-cell>
          <table:table-cell table:style-name="ce10" table:formula="of:=[.D83]-46.689048" office:value-type="float" office:value="-10.2417675124657" calcext:value-type="float">
            <text:p>-10,24</text:p>
          </table:table-cell>
          <table:table-cell table:style-name="ce10" table:formula="of:=360/60*[.E83]" office:value-type="float" office:value="-61.4506050747942" calcext:value-type="float">
            <text:p>-61,4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1" calcext:value-type="float">
            <text:p>41,0</text:p>
          </table:table-cell>
          <table:table-cell table:style-name="ce7" table:formula="of:=LOG([.B84]/10;2)" office:value-type="float" office:value="2.03562390973072" calcext:value-type="float">
            <text:p>2,04</text:p>
          </table:table-cell>
          <table:table-cell table:style-name="ce7" table:formula="of:=[.C84]*18.06178938" office:value-type="float" office:value="36.7670103144484" calcext:value-type="float">
            <text:p>36,77</text:p>
          </table:table-cell>
          <table:table-cell table:style-name="ce10" table:formula="of:=[.D84]-46.689048" office:value-type="float" office:value="-9.92203768555158" calcext:value-type="float">
            <text:p>-9,92</text:p>
          </table:table-cell>
          <table:table-cell table:style-name="ce10" table:formula="of:=360/60*[.E84]" office:value-type="float" office:value="-59.5322261133095" calcext:value-type="float">
            <text:p>-59,5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1.5" calcext:value-type="float">
            <text:p>41,5</text:p>
          </table:table-cell>
          <table:table-cell table:style-name="ce7" table:formula="of:=LOG([.B85]/10;2)" office:value-type="float" office:value="2.05311133645956" calcext:value-type="float">
            <text:p>2,05</text:p>
          </table:table-cell>
          <table:table-cell table:style-name="ce7" table:formula="of:=[.C85]*18.06178938" office:value-type="float" office:value="37.0828645328229" calcext:value-type="float">
            <text:p>37,08</text:p>
          </table:table-cell>
          <table:table-cell table:style-name="ce10" table:formula="of:=[.D85]-46.689048" office:value-type="float" office:value="-9.60618346717707" calcext:value-type="float">
            <text:p>-9,61</text:p>
          </table:table-cell>
          <table:table-cell table:style-name="ce10" table:formula="of:=360/60*[.E85]" office:value-type="float" office:value="-57.6371008030624" calcext:value-type="float">
            <text:p>-57,6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2" calcext:value-type="float">
            <text:p>42,0</text:p>
          </table:table-cell>
          <table:table-cell table:style-name="ce7" table:formula="of:=LOG([.B86]/10;2)" office:value-type="float" office:value="2.0703893278914" calcext:value-type="float">
            <text:p>2,07</text:p>
          </table:table-cell>
          <table:table-cell table:style-name="ce7" table:formula="of:=[.C86]*18.06178938" office:value-type="float" office:value="37.3949359749742" calcext:value-type="float">
            <text:p>37,39</text:p>
          </table:table-cell>
          <table:table-cell table:style-name="ce10" table:formula="of:=[.D86]-46.689048" office:value-type="float" office:value="-9.2941120250258" calcext:value-type="float">
            <text:p>-9,29</text:p>
          </table:table-cell>
          <table:table-cell table:style-name="ce10" table:formula="of:=360/60*[.E86]" office:value-type="float" office:value="-55.7646721501548" calcext:value-type="float">
            <text:p>-55,7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2.5" calcext:value-type="float">
            <text:p>42,5</text:p>
          </table:table-cell>
          <table:table-cell table:style-name="ce7" table:formula="of:=LOG([.B87]/10;2)" office:value-type="float" office:value="2.08746284125034" calcext:value-type="float">
            <text:p>2,09</text:p>
          </table:table-cell>
          <table:table-cell table:style-name="ce7" table:formula="of:=[.C87]*18.06178938" office:value-type="float" office:value="37.70331417724" calcext:value-type="float">
            <text:p>37,70</text:p>
          </table:table-cell>
          <table:table-cell table:style-name="ce10" table:formula="of:=[.D87]-46.689048" office:value-type="float" office:value="-8.98573382275999" calcext:value-type="float">
            <text:p>-8,99</text:p>
          </table:table-cell>
          <table:table-cell table:style-name="ce10" table:formula="of:=360/60*[.E87]" office:value-type="float" office:value="-53.9144029365599" calcext:value-type="float">
            <text:p>-53,9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3" calcext:value-type="float">
            <text:p>43,0</text:p>
          </table:table-cell>
          <table:table-cell table:style-name="ce7" table:formula="of:=LOG([.B88]/10;2)" office:value-type="float" office:value="2.10433665981474" calcext:value-type="float">
            <text:p>2,10</text:p>
          </table:table-cell>
          <table:table-cell table:style-name="ce7" table:formula="of:=[.C88]*18.06178938" office:value-type="float" office:value="38.0080855341865" calcext:value-type="float">
            <text:p>38,01</text:p>
          </table:table-cell>
          <table:table-cell table:style-name="ce10" table:formula="of:=[.D88]-46.689048" office:value-type="float" office:value="-8.68096246581353" calcext:value-type="float">
            <text:p>-8,68</text:p>
          </table:table-cell>
          <table:table-cell table:style-name="ce10" table:formula="of:=360/60*[.E88]" office:value-type="float" office:value="-52.0857747948812" calcext:value-type="float">
            <text:p>-52,0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3.5" calcext:value-type="float">
            <text:p>43,5</text:p>
          </table:table-cell>
          <table:table-cell table:style-name="ce7" table:formula="of:=LOG([.B89]/10;2)" office:value-type="float" office:value="2.12101540096137" calcext:value-type="float">
            <text:p>2,12</text:p>
          </table:table-cell>
          <table:table-cell table:style-name="ce7" table:formula="of:=[.C89]*18.06178938" office:value-type="float" office:value="38.3093334439004" calcext:value-type="float">
            <text:p>38,31</text:p>
          </table:table-cell>
          <table:table-cell table:style-name="ce10" table:formula="of:=[.D89]-46.689048" office:value-type="float" office:value="-8.37971455609956" calcext:value-type="float">
            <text:p>-8,38</text:p>
          </table:table-cell>
          <table:table-cell table:style-name="ce10" table:formula="of:=360/60*[.E89]" office:value-type="float" office:value="-50.2782873365973" calcext:value-type="float">
            <text:p>-50,2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4" calcext:value-type="float">
            <text:p>44,0</text:p>
          </table:table-cell>
          <table:table-cell table:style-name="ce7" table:formula="of:=LOG([.B90]/10;2)" office:value-type="float" office:value="2.13750352374994" calcext:value-type="float">
            <text:p>2,14</text:p>
          </table:table-cell>
          <table:table-cell table:style-name="ce7" table:formula="of:=[.C90]*18.06178938" office:value-type="float" office:value="38.6071384449792" calcext:value-type="float">
            <text:p>38,61</text:p>
          </table:table-cell>
          <table:table-cell table:style-name="ce10" table:formula="of:=[.D90]-46.689048" office:value-type="float" office:value="-8.08190955502084" calcext:value-type="float">
            <text:p>-8,08</text:p>
          </table:table-cell>
          <table:table-cell table:style-name="ce10" table:formula="of:=360/60*[.E90]" office:value-type="float" office:value="-48.4914573301251" calcext:value-type="float">
            <text:p>-48,4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4.5" calcext:value-type="float">
            <text:p>44,5</text:p>
          </table:table-cell>
          <table:table-cell table:style-name="ce7" table:formula="of:=LOG([.B91]/10;2)" office:value-type="float" office:value="2.15380533607904" calcext:value-type="float">
            <text:p>2,15</text:p>
          </table:table-cell>
          <table:table-cell table:style-name="ce7" table:formula="of:=[.C91]*18.06178938" office:value-type="float" office:value="38.9015783457797" calcext:value-type="float">
            <text:p>38,90</text:p>
          </table:table-cell>
          <table:table-cell table:style-name="ce10" table:formula="of:=[.D91]-46.689048" office:value-type="float" office:value="-7.78746965422035" calcext:value-type="float">
            <text:p>-7,79</text:p>
          </table:table-cell>
          <table:table-cell table:style-name="ce10" table:formula="of:=360/60*[.E91]" office:value-type="float" office:value="-46.7248179253221" calcext:value-type="float">
            <text:p>-46,7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5" calcext:value-type="float">
            <text:p>45,0</text:p>
          </table:table-cell>
          <table:table-cell table:style-name="ce7" table:formula="of:=LOG([.B92]/10;2)" office:value-type="float" office:value="2.16992500144231" calcext:value-type="float">
            <text:p>2,17</text:p>
          </table:table-cell>
          <table:table-cell table:style-name="ce7" table:formula="of:=[.C92]*18.06178938" office:value-type="float" office:value="39.1927283464472" calcext:value-type="float">
            <text:p>39,19</text:p>
          </table:table-cell>
          <table:table-cell table:style-name="ce10" table:formula="of:=[.D92]-46.689048" office:value-type="float" office:value="-7.49631965355275" calcext:value-type="float">
            <text:p>-7,50</text:p>
          </table:table-cell>
          <table:table-cell table:style-name="ce10" table:formula="of:=360/60*[.E92]" office:value-type="float" office:value="-44.9779179213165" calcext:value-type="float">
            <text:p>-44,9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5.5" calcext:value-type="float">
            <text:p>45,5</text:p>
          </table:table-cell>
          <table:table-cell table:style-name="ce7" table:formula="of:=LOG([.B93]/10;2)" office:value-type="float" office:value="2.18586654531133" calcext:value-type="float">
            <text:p>2,19</text:p>
          </table:table-cell>
          <table:table-cell table:style-name="ce7" table:formula="of:=[.C93]*18.06178938" office:value-type="float" office:value="39.4806611542015" calcext:value-type="float">
            <text:p>39,48</text:p>
          </table:table-cell>
          <table:table-cell table:style-name="ce10" table:formula="of:=[.D93]-46.689048" office:value-type="float" office:value="-7.20838684579845" calcext:value-type="float">
            <text:p>-7,21</text:p>
          </table:table-cell>
          <table:table-cell table:style-name="ce10" table:formula="of:=360/60*[.E93]" office:value-type="float" office:value="-43.2503210747907" calcext:value-type="float">
            <text:p>-43,2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6" calcext:value-type="float">
            <text:p>46,0</text:p>
          </table:table-cell>
          <table:table-cell table:style-name="ce7" table:formula="of:=LOG([.B94]/10;2)" office:value-type="float" office:value="2.20163386116965" calcext:value-type="float">
            <text:p>2,20</text:p>
          </table:table-cell>
          <table:table-cell table:style-name="ce7" table:formula="of:=[.C94]*18.06178938" office:value-type="float" office:value="39.7654470923224" calcext:value-type="float">
            <text:p>39,77</text:p>
          </table:table-cell>
          <table:table-cell table:style-name="ce10" table:formula="of:=[.D94]-46.689048" office:value-type="float" office:value="-6.92360090767761" calcext:value-type="float">
            <text:p>-6,92</text:p>
          </table:table-cell>
          <table:table-cell table:style-name="ce10" table:formula="of:=360/60*[.E94]" office:value-type="float" office:value="-41.5416054460657" calcext:value-type="float">
            <text:p>-41,5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6.5" calcext:value-type="float">
            <text:p>46,5</text:p>
          </table:table-cell>
          <table:table-cell table:style-name="ce7" table:formula="of:=LOG([.B95]/10;2)" office:value-type="float" office:value="2.21723071622067" calcext:value-type="float">
            <text:p>2,22</text:p>
          </table:table-cell>
          <table:table-cell table:style-name="ce7" table:formula="of:=[.C95]*18.06178938" office:value-type="float" office:value="40.0471542032443" calcext:value-type="float">
            <text:p>40,05</text:p>
          </table:table-cell>
          <table:table-cell table:style-name="ce10" table:formula="of:=[.D95]-46.689048" office:value-type="float" office:value="-6.64189379675572" calcext:value-type="float">
            <text:p>-6,64</text:p>
          </table:table-cell>
          <table:table-cell table:style-name="ce10" table:formula="of:=360/60*[.E95]" office:value-type="float" office:value="-39.8513627805343" calcext:value-type="float">
            <text:p>-39,8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7" calcext:value-type="float">
            <text:p>47,0</text:p>
          </table:table-cell>
          <table:table-cell table:style-name="ce7" table:formula="of:=LOG([.B96]/10;2)" office:value-type="float" office:value="2.23266075679027" calcext:value-type="float">
            <text:p>2,23</text:p>
          </table:table-cell>
          <table:table-cell table:style-name="ce7" table:formula="of:=[.C96]*18.06178938" office:value-type="float" office:value="40.3258483461374" calcext:value-type="float">
            <text:p>40,33</text:p>
          </table:table-cell>
          <table:table-cell table:style-name="ce10" table:formula="of:=[.D96]-46.689048" office:value-type="float" office:value="-6.36319965386264" calcext:value-type="float">
            <text:p>-6,36</text:p>
          </table:table-cell>
          <table:table-cell table:style-name="ce10" table:formula="of:=360/60*[.E96]" office:value-type="float" office:value="-38.1791979231759" calcext:value-type="float">
            <text:p>-38,1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7.5" calcext:value-type="float">
            <text:p>47,5</text:p>
          </table:table-cell>
          <table:table-cell table:style-name="ce7" table:formula="of:=LOG([.B97]/10;2)" office:value-type="float" office:value="2.24792751344359" calcext:value-type="float">
            <text:p>2,25</text:p>
          </table:table-cell>
          <table:table-cell table:style-name="ce7" table:formula="of:=[.C97]*18.06178938" office:value-type="float" office:value="40.6015932893252" calcext:value-type="float">
            <text:p>40,60</text:p>
          </table:table-cell>
          <table:table-cell table:style-name="ce10" table:formula="of:=[.D97]-46.689048" office:value-type="float" office:value="-6.08745471067483" calcext:value-type="float">
            <text:p>-6,09</text:p>
          </table:table-cell>
          <table:table-cell table:style-name="ce10" table:formula="of:=360/60*[.E97]" office:value-type="float" office:value="-36.524728264049" calcext:value-type="float">
            <text:p>-36,5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8" calcext:value-type="float">
            <text:p>48,0</text:p>
          </table:table-cell>
          <table:table-cell table:style-name="ce7" table:formula="of:=LOG([.B98]/10;2)" office:value-type="float" office:value="2.26303440583379" calcext:value-type="float">
            <text:p>2,26</text:p>
          </table:table-cell>
          <table:table-cell table:style-name="ce7" table:formula="of:=[.C98]*18.06178938" office:value-type="float" office:value="40.8744507978634" calcext:value-type="float">
            <text:p>40,87</text:p>
          </table:table-cell>
          <table:table-cell table:style-name="ce10" table:formula="of:=[.D98]-46.689048" office:value-type="float" office:value="-5.81459720213657" calcext:value-type="float">
            <text:p>-5,81</text:p>
          </table:table-cell>
          <table:table-cell table:style-name="ce10" table:formula="of:=360/60*[.E98]" office:value-type="float" office:value="-34.8875832128194" calcext:value-type="float">
            <text:p>-34,89</text:p>
          </table:table-cell>
          <table:table-cell table:style-name="ce12"/>
        </table:table-row>
        <table:table-row table:style-name="ro1">
          <table:table-cell office:value-type="string" calcext:value-type="string">
            <text:p>LITERS</text:p>
          </table:table-cell>
          <table:table-cell table:style-name="ce5" office:value-type="float" office:value="48.5" calcext:value-type="float">
            <text:p>48,5</text:p>
          </table:table-cell>
          <table:table-cell table:style-name="ce7" table:formula="of:=LOG([.B99]/10;2)" office:value-type="float" office:value="2.27798474729977" calcext:value-type="float">
            <text:p>2,28</text:p>
          </table:table-cell>
          <table:table-cell table:style-name="ce7" table:formula="of:=[.C99]*18.06178938" office:value-type="float" office:value="41.1444807165809" calcext:value-type="float">
            <text:p>41,14</text:p>
          </table:table-cell>
          <table:table-cell table:style-name="ce10" table:formula="of:=[.D99]-46.689048" office:value-type="float" office:value="-5.54456728341911" calcext:value-type="float">
            <text:p>-5,54</text:p>
          </table:table-cell>
          <table:table-cell table:style-name="ce10" table:formula="of:=360/60*[.E99]" office:value-type="float" office:value="-33.2674037005147" calcext:value-type="float">
            <text:p>-33,2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9" calcext:value-type="float">
            <text:p>49,0</text:p>
          </table:table-cell>
          <table:table-cell table:style-name="ce7" table:formula="of:=LOG([.B100]/10;2)" office:value-type="float" office:value="2.29278174922785" calcext:value-type="float">
            <text:p>2,29</text:p>
          </table:table-cell>
          <table:table-cell table:style-name="ce7" table:formula="of:=[.C100]*18.06178938" office:value-type="float" office:value="41.4117410488613" calcext:value-type="float">
            <text:p>41,41</text:p>
          </table:table-cell>
          <table:table-cell table:style-name="ce10" table:formula="of:=[.D100]-46.689048" office:value-type="float" office:value="-5.27730695113866" calcext:value-type="float">
            <text:p>-5,28</text:p>
          </table:table-cell>
          <table:table-cell table:style-name="ce10" table:formula="of:=360/60*[.E100]" office:value-type="float" office:value="-31.663841706832" calcext:value-type="float">
            <text:p>-31,6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49.5" calcext:value-type="float">
            <text:p>49,5</text:p>
          </table:table-cell>
          <table:table-cell table:style-name="ce7" table:formula="of:=LOG([.B101]/10;2)" office:value-type="float" office:value="2.30742852519225" calcext:value-type="float">
            <text:p>2,31</text:p>
          </table:table-cell>
          <table:table-cell table:style-name="ce7" table:formula="of:=[.C101]*18.06178938" office:value-type="float" office:value="41.6762880314264" calcext:value-type="float">
            <text:p>41,68</text:p>
          </table:table-cell>
          <table:table-cell table:style-name="ce10" table:formula="of:=[.D101]-46.689048" office:value-type="float" office:value="-5.0127599685736" calcext:value-type="float">
            <text:p>-5,01</text:p>
          </table:table-cell>
          <table:table-cell table:style-name="ce10" table:formula="of:=360/60*[.E101]" office:value-type="float" office:value="-30.0765598114416" calcext:value-type="float">
            <text:p>-30,0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0" calcext:value-type="float">
            <text:p>50,0</text:p>
          </table:table-cell>
          <table:table-cell table:style-name="ce7" table:formula="of:=LOG([.B102]/10;2)" office:value-type="float" office:value="2.32192809488736" calcext:value-type="float">
            <text:p>2,32</text:p>
          </table:table-cell>
          <table:table-cell table:style-name="ce7" table:formula="of:=[.C102]*18.06178938" office:value-type="float" office:value="41.9381762053602" calcext:value-type="float">
            <text:p>41,94</text:p>
          </table:table-cell>
          <table:table-cell table:style-name="ce10" table:formula="of:=[.D102]-46.689048" office:value-type="float" office:value="-4.75087179463981" calcext:value-type="float">
            <text:p>-4,75</text:p>
          </table:table-cell>
          <table:table-cell table:style-name="ce10" table:formula="of:=360/60*[.E102]" office:value-type="float" office:value="-28.5052307678388" calcext:value-type="float">
            <text:p>-28,5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1" calcext:value-type="float">
            <text:p>51,0</text:p>
          </table:table-cell>
          <table:table-cell table:style-name="ce7" table:formula="of:=LOG([.B103]/10;2)" office:value-type="float" office:value="2.35049724708413" calcext:value-type="float">
            <text:p>2,35</text:p>
          </table:table-cell>
          <table:table-cell table:style-name="ce7" table:formula="of:=[.C103]*18.06178938" office:value-type="float" office:value="42.4541862151034" calcext:value-type="float">
            <text:p>42,45</text:p>
          </table:table-cell>
          <table:table-cell table:style-name="ce10" table:formula="of:=[.D103]-46.689048" office:value-type="float" office:value="-4.23486178489656" calcext:value-type="float">
            <text:p>-4,23</text:p>
          </table:table-cell>
          <table:table-cell table:style-name="ce10" table:formula="of:=360/60*[.E103]" office:value-type="float" office:value="-25.4091707093794" calcext:value-type="float">
            <text:p>-25,4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2" calcext:value-type="float">
            <text:p>52,0</text:p>
          </table:table-cell>
          <table:table-cell table:style-name="ce7" table:formula="of:=LOG([.B104]/10;2)" office:value-type="float" office:value="2.37851162325373" calcext:value-type="float">
            <text:p>2,38</text:p>
          </table:table-cell>
          <table:table-cell table:style-name="ce7" table:formula="of:=[.C104]*18.06178938" office:value-type="float" office:value="42.9601759770908" calcext:value-type="float">
            <text:p>42,96</text:p>
          </table:table-cell>
          <table:table-cell table:style-name="ce10" table:formula="of:=[.D104]-46.689048" office:value-type="float" office:value="-3.72887202290921" calcext:value-type="float">
            <text:p>-3,73</text:p>
          </table:table-cell>
          <table:table-cell table:style-name="ce10" table:formula="of:=360/60*[.E104]" office:value-type="float" office:value="-22.3732321374553" calcext:value-type="float">
            <text:p>-22,3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3" calcext:value-type="float">
            <text:p>53,0</text:p>
          </table:table-cell>
          <table:table-cell table:style-name="ce7" table:formula="of:=LOG([.B105]/10;2)" office:value-type="float" office:value="2.40599235967584" calcext:value-type="float">
            <text:p>2,41</text:p>
          </table:table-cell>
          <table:table-cell table:style-name="ce7" table:formula="of:=[.C105]*18.06178938" office:value-type="float" office:value="43.4565272503542" calcext:value-type="float">
            <text:p>43,46</text:p>
          </table:table-cell>
          <table:table-cell table:style-name="ce10" table:formula="of:=[.D105]-46.689048" office:value-type="float" office:value="-3.23252074964584" calcext:value-type="float">
            <text:p>-3,23</text:p>
          </table:table-cell>
          <table:table-cell table:style-name="ce10" table:formula="of:=360/60*[.E105]" office:value-type="float" office:value="-19.395124497875" calcext:value-type="float">
            <text:p>-19,4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4" calcext:value-type="float">
            <text:p>54,0</text:p>
          </table:table-cell>
          <table:table-cell table:style-name="ce7" table:formula="of:=LOG([.B106]/10;2)" office:value-type="float" office:value="2.43295940727611" calcext:value-type="float">
            <text:p>2,43</text:p>
          </table:table-cell>
          <table:table-cell table:style-name="ce7" table:formula="of:=[.C106]*18.06178938" office:value-type="float" office:value="43.9436003843107" calcext:value-type="float">
            <text:p>43,94</text:p>
          </table:table-cell>
          <table:table-cell table:style-name="ce10" table:formula="of:=[.D106]-46.689048" office:value-type="float" office:value="-2.74544761568932" calcext:value-type="float">
            <text:p>-2,75</text:p>
          </table:table-cell>
          <table:table-cell table:style-name="ce10" table:formula="of:=360/60*[.E106]" office:value-type="float" office:value="-16.4726856941359" calcext:value-type="float">
            <text:p>-16,4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5" calcext:value-type="float">
            <text:p>55,0</text:p>
          </table:table-cell>
          <table:table-cell table:style-name="ce7" table:formula="of:=LOG([.B107]/10;2)" office:value-type="float" office:value="2.4594316186373" calcext:value-type="float">
            <text:p>2,46</text:p>
          </table:table-cell>
          <table:table-cell table:style-name="ce7" table:formula="of:=[.C107]*18.06178938" office:value-type="float" office:value="44.4217358903394" calcext:value-type="float">
            <text:p>44,42</text:p>
          </table:table-cell>
          <table:table-cell table:style-name="ce10" table:formula="of:=[.D107]-46.689048" office:value-type="float" office:value="-2.26731210966065" calcext:value-type="float">
            <text:p>-2,27</text:p>
          </table:table-cell>
          <table:table-cell table:style-name="ce10" table:formula="of:=360/60*[.E107]" office:value-type="float" office:value="-13.6038726579639" calcext:value-type="float">
            <text:p>-13,6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6" calcext:value-type="float">
            <text:p>56,0</text:p>
          </table:table-cell>
          <table:table-cell table:style-name="ce7" table:formula="of:=LOG([.B108]/10;2)" office:value-type="float" office:value="2.48542682717024" calcext:value-type="float">
            <text:p>2,49</text:p>
          </table:table-cell>
          <table:table-cell table:style-name="ce7" table:formula="of:=[.C108]*18.06178938" office:value-type="float" office:value="44.8912558717506" calcext:value-type="float">
            <text:p>44,89</text:p>
          </table:table-cell>
          <table:table-cell table:style-name="ce10" table:formula="of:=[.D108]-46.689048" office:value-type="float" office:value="-1.79779212824943" calcext:value-type="float">
            <text:p>-1,80</text:p>
          </table:table-cell>
          <table:table-cell table:style-name="ce10" table:formula="of:=360/60*[.E108]" office:value-type="float" office:value="-10.7867527694966" calcext:value-type="float">
            <text:p>-10,7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7" calcext:value-type="float">
            <text:p>57,0</text:p>
          </table:table-cell>
          <table:table-cell table:style-name="ce7" table:formula="of:=LOG([.B109]/10;2)" office:value-type="float" office:value="2.51096191927738" calcext:value-type="float">
            <text:p>2,51</text:p>
          </table:table-cell>
          <table:table-cell table:style-name="ce7" table:formula="of:=[.C109]*18.06178938" office:value-type="float" office:value="45.3524653271886" calcext:value-type="float">
            <text:p>45,35</text:p>
          </table:table-cell>
          <table:table-cell table:style-name="ce10" table:formula="of:=[.D109]-46.689048" office:value-type="float" office:value="-1.33658267281141" calcext:value-type="float">
            <text:p>-1,34</text:p>
          </table:table-cell>
          <table:table-cell table:style-name="ce10" table:formula="of:=360/60*[.E109]" office:value-type="float" office:value="-8.01949603686846" calcext:value-type="float">
            <text:p>-8,0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8" calcext:value-type="float">
            <text:p>58,0</text:p>
          </table:table-cell>
          <table:table-cell table:style-name="ce7" table:formula="of:=LOG([.B110]/10;2)" office:value-type="float" office:value="2.53605290024021" calcext:value-type="float">
            <text:p>2,54</text:p>
          </table:table-cell>
          <table:table-cell table:style-name="ce7" table:formula="of:=[.C110]*18.06178938" office:value-type="float" office:value="45.8056533406768" calcext:value-type="float">
            <text:p>45,81</text:p>
          </table:table-cell>
          <table:table-cell table:style-name="ce10" table:formula="of:=[.D110]-46.689048" office:value-type="float" office:value="-0.88339465932318" calcext:value-type="float">
            <text:p>-0,88</text:p>
          </table:table-cell>
          <table:table-cell table:style-name="ce10" table:formula="of:=360/60*[.E110]" office:value-type="float" office:value="-5.30036795593908" calcext:value-type="float">
            <text:p>-5,3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59" calcext:value-type="float">
            <text:p>59,0</text:p>
          </table:table-cell>
          <table:table-cell table:style-name="ce7" table:formula="of:=LOG([.B111]/10;2)" office:value-type="float" office:value="2.56071495447448" calcext:value-type="float">
            <text:p>2,56</text:p>
          </table:table-cell>
          <table:table-cell table:style-name="ce7" table:formula="of:=[.C111]*18.06178938" office:value-type="float" office:value="46.2510941699343" calcext:value-type="float">
            <text:p>46,25</text:p>
          </table:table-cell>
          <table:table-cell table:style-name="ce10" table:formula="of:=[.D111]-46.689048" office:value-type="float" office:value="-0.437953830065673" calcext:value-type="float">
            <text:p>-0,44</text:p>
          </table:table-cell>
          <table:table-cell table:style-name="ce10" table:formula="of:=360/60*[.E111]" office:value-type="float" office:value="-2.62772298039404" calcext:value-type="float">
            <text:p>-2,6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60" calcext:value-type="float">
            <text:p>60,0</text:p>
          </table:table-cell>
          <table:table-cell table:style-name="ce7" table:formula="of:=LOG([.B112]/10;2)" office:value-type="float" office:value="2.58496250072116" calcext:value-type="float">
            <text:p>2,58</text:p>
          </table:table-cell>
          <table:table-cell table:style-name="ce9" table:formula="of:=[.C112]*18.06178938" office:value-type="float" office:value="46.6890482432236" calcext:value-type="float">
            <text:p>46,689048</text:p>
          </table:table-cell>
          <table:table-cell table:style-name="ce10" table:formula="of:=[.D112]-46.689048" office:value-type="float" office:value="0.00000024322361724671" calcext:value-type="float">
            <text:p>0,00</text:p>
          </table:table-cell>
          <table:table-cell table:style-name="ce10" table:formula="of:=360/60*[.E112]" office:value-type="float" office:value="0.00000145934170348028" calcext:value-type="float">
            <text:p>0,0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61" calcext:value-type="float">
            <text:p>61,0</text:p>
          </table:table-cell>
          <table:table-cell table:style-name="ce7" table:formula="of:=LOG([.B113]/10;2)" office:value-type="float" office:value="2.60880924267552" calcext:value-type="float">
            <text:p>2,61</text:p>
          </table:table-cell>
          <table:table-cell table:style-name="ce7" table:formula="of:=[.C113]*18.06178938" office:value-type="float" office:value="47.1197630738026" calcext:value-type="float">
            <text:p>47,12</text:p>
          </table:table-cell>
          <table:table-cell table:style-name="ce10" table:formula="of:=[.D113]-46.689048" office:value-type="float" office:value="0.430715073802624" calcext:value-type="float">
            <text:p>0,43</text:p>
          </table:table-cell>
          <table:table-cell table:style-name="ce10" table:formula="of:=360/60*[.E113]" office:value-type="float" office:value="2.58429044281574" calcext:value-type="float">
            <text:p>2,5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62" calcext:value-type="float">
            <text:p>62,0</text:p>
          </table:table-cell>
          <table:table-cell table:style-name="ce7" table:formula="of:=LOG([.B114]/10;2)" office:value-type="float" office:value="2.63226821549951" calcext:value-type="float">
            <text:p>2,63</text:p>
          </table:table-cell>
          <table:table-cell table:style-name="ce7" table:formula="of:=[.C114]*18.06178938" office:value-type="float" office:value="47.5434741000207" calcext:value-type="float">
            <text:p>47,54</text:p>
          </table:table-cell>
          <table:table-cell table:style-name="ce10" table:formula="of:=[.D114]-46.689048" office:value-type="float" office:value="0.85442610002066" calcext:value-type="float">
            <text:p>0,85</text:p>
          </table:table-cell>
          <table:table-cell table:style-name="ce10" table:formula="of:=360/60*[.E114]" office:value-type="float" office:value="5.12655660012396" calcext:value-type="float">
            <text:p>5,1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63" calcext:value-type="float">
            <text:p>63,0</text:p>
          </table:table-cell>
          <table:table-cell table:style-name="ce7" table:formula="of:=LOG([.B115]/10;2)" office:value-type="float" office:value="2.65535182861255" calcext:value-type="float">
            <text:p>2,66</text:p>
          </table:table-cell>
          <table:table-cell table:style-name="ce7" table:formula="of:=[.C115]*18.06178938" office:value-type="float" office:value="47.9604054581978" calcext:value-type="float">
            <text:p>47,96</text:p>
          </table:table-cell>
          <table:table-cell table:style-name="ce10" table:formula="of:=[.D115]-46.689048" office:value-type="float" office:value="1.27135745819781" calcext:value-type="float">
            <text:p>1,27</text:p>
          </table:table-cell>
          <table:table-cell table:style-name="ce10" table:formula="of:=360/60*[.E115]" office:value-type="float" office:value="7.62814474918687" calcext:value-type="float">
            <text:p>7,6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64" calcext:value-type="float">
            <text:p>64,0</text:p>
          </table:table-cell>
          <table:table-cell table:style-name="ce7" table:formula="of:=LOG([.B116]/10;2)" office:value-type="float" office:value="2.67807190511264" calcext:value-type="float">
            <text:p>2,68</text:p>
          </table:table-cell>
          <table:table-cell table:style-name="ce7" table:formula="of:=[.C116]*18.06178938" office:value-type="float" office:value="48.3707706946398" calcext:value-type="float">
            <text:p>48,37</text:p>
          </table:table-cell>
          <table:table-cell table:style-name="ce10" table:formula="of:=[.D116]-46.689048" office:value-type="float" office:value="1.68172269463981" calcext:value-type="float">
            <text:p>1,68</text:p>
          </table:table-cell>
          <table:table-cell table:style-name="ce10" table:formula="of:=360/60*[.E116]" office:value-type="float" office:value="10.0903361678389" calcext:value-type="float">
            <text:p>10,0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65" calcext:value-type="float">
            <text:p>65,0</text:p>
          </table:table-cell>
          <table:table-cell table:style-name="ce7" table:formula="of:=LOG([.B117]/10;2)" office:value-type="float" office:value="2.70043971814109" calcext:value-type="float">
            <text:p>2,70</text:p>
          </table:table-cell>
          <table:table-cell table:style-name="ce7" table:formula="of:=[.C117]*18.06178938" office:value-type="float" office:value="48.774773422451" calcext:value-type="float">
            <text:p>48,77</text:p>
          </table:table-cell>
          <table:table-cell table:style-name="ce10" table:formula="of:=[.D117]-46.689048" office:value-type="float" office:value="2.08572542245097" calcext:value-type="float">
            <text:p>2,09</text:p>
          </table:table-cell>
          <table:table-cell table:style-name="ce10" table:formula="of:=360/60*[.E117]" office:value-type="float" office:value="12.5143525347058" calcext:value-type="float">
            <text:p>12,51</text:p>
          </table:table-cell>
          <table:table-cell table:style-name="ce12"/>
        </table:table-row>
        <table:table-row table:style-name="ro1">
          <table:table-cell office:value-type="string" calcext:value-type="string">
            <text:p>NAUT</text:p>
          </table:table-cell>
          <table:table-cell table:style-name="ce5" office:value-type="float" office:value="66" calcext:value-type="float">
            <text:p>66,0</text:p>
          </table:table-cell>
          <table:table-cell table:style-name="ce7" table:formula="of:=LOG([.B118]/10;2)" office:value-type="float" office:value="2.72246602447109" calcext:value-type="float">
            <text:p>2,72</text:p>
          </table:table-cell>
          <table:table-cell table:style-name="ce7" table:formula="of:=[.C118]*18.06178938" office:value-type="float" office:value="49.1726079282028" calcext:value-type="float">
            <text:p>49,17</text:p>
          </table:table-cell>
          <table:table-cell table:style-name="ce10" table:formula="of:=[.D118]-46.689048" office:value-type="float" office:value="2.48355992820278" calcext:value-type="float">
            <text:p>2,48</text:p>
          </table:table-cell>
          <table:table-cell table:style-name="ce10" table:formula="of:=360/60*[.E118]" office:value-type="float" office:value="14.9013595692167" calcext:value-type="float">
            <text:p>14,9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67" calcext:value-type="float">
            <text:p>67,0</text:p>
          </table:table-cell>
          <table:table-cell table:style-name="ce7" table:formula="of:=LOG([.B119]/10;2)" office:value-type="float" office:value="2.74416109557041" calcext:value-type="float">
            <text:p>2,74</text:p>
          </table:table-cell>
          <table:table-cell table:style-name="ce7" table:formula="of:=[.C119]*18.06178938" office:value-type="float" office:value="49.5644597329828" calcext:value-type="float">
            <text:p>49,56</text:p>
          </table:table-cell>
          <table:table-cell table:style-name="ce10" table:formula="of:=[.D119]-46.689048" office:value-type="float" office:value="2.8754117329828" calcext:value-type="float">
            <text:p>2,88</text:p>
          </table:table-cell>
          <table:table-cell table:style-name="ce10" table:formula="of:=360/60*[.E119]" office:value-type="float" office:value="17.2524703978968" calcext:value-type="float">
            <text:p>17,2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68" calcext:value-type="float">
            <text:p>68,0</text:p>
          </table:table-cell>
          <table:table-cell table:style-name="ce7" table:formula="of:=LOG([.B120]/10;2)" office:value-type="float" office:value="2.76553474636298" calcext:value-type="float">
            <text:p>2,77</text:p>
          </table:table-cell>
          <table:table-cell table:style-name="ce7" table:formula="of:=[.C120]*18.06178938" office:value-type="float" office:value="49.9505061118798" calcext:value-type="float">
            <text:p>49,95</text:p>
          </table:table-cell>
          <table:table-cell table:style-name="ce10" table:formula="of:=[.D120]-46.689048" office:value-type="float" office:value="3.26145811187982" calcext:value-type="float">
            <text:p>3,26</text:p>
          </table:table-cell>
          <table:table-cell table:style-name="ce10" table:formula="of:=360/60*[.E120]" office:value-type="float" office:value="19.5687486712789" calcext:value-type="float">
            <text:p>19,57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69" calcext:value-type="float">
            <text:p>69,0</text:p>
          </table:table-cell>
          <table:table-cell table:style-name="ce7" table:formula="of:=LOG([.B121]/10;2)" office:value-type="float" office:value="2.78659636189081" calcext:value-type="float">
            <text:p>2,79</text:p>
          </table:table-cell>
          <table:table-cell table:style-name="ce7" table:formula="of:=[.C121]*18.06178938" office:value-type="float" office:value="50.330916575546" calcext:value-type="float">
            <text:p>50,33</text:p>
          </table:table-cell>
          <table:table-cell table:style-name="ce10" table:formula="of:=[.D121]-46.689048" office:value-type="float" office:value="3.64186857554601" calcext:value-type="float">
            <text:p>3,64</text:p>
          </table:table-cell>
          <table:table-cell table:style-name="ce10" table:formula="of:=360/60*[.E121]" office:value-type="float" office:value="21.8512114532761" calcext:value-type="float">
            <text:p>21,8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70" calcext:value-type="float">
            <text:p>70,0</text:p>
          </table:table-cell>
          <table:table-cell table:style-name="ce7" table:formula="of:=LOG([.B122]/10;2)" office:value-type="float" office:value="2.8073549220576" calcext:value-type="float">
            <text:p>2,81</text:p>
          </table:table-cell>
          <table:table-cell table:style-name="ce7" table:formula="of:=[.C122]*18.06178938" office:value-type="float" office:value="50.7058533171108" calcext:value-type="float">
            <text:p>50,71</text:p>
          </table:table-cell>
          <table:table-cell table:style-name="ce10" table:formula="of:=[.D122]-46.689048" office:value-type="float" office:value="4.01680531711077" calcext:value-type="float">
            <text:p>4,02</text:p>
          </table:table-cell>
          <table:table-cell table:style-name="ce10" table:formula="of:=360/60*[.E122]" office:value-type="float" office:value="24.1008319026646" calcext:value-type="float">
            <text:p>24,1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71" calcext:value-type="float">
            <text:p>71,0</text:p>
          </table:table-cell>
          <table:table-cell table:style-name="ce7" table:formula="of:=LOG([.B123]/10;2)" office:value-type="float" office:value="2.82781902461732" calcext:value-type="float">
            <text:p>2,83</text:p>
          </table:table-cell>
          <table:table-cell table:style-name="ce7" table:formula="of:=[.C123]*18.06178938" office:value-type="float" office:value="51.0754716273951" calcext:value-type="float">
            <text:p>51,08</text:p>
          </table:table-cell>
          <table:table-cell table:style-name="ce10" table:formula="of:=[.D123]-46.689048" office:value-type="float" office:value="4.38642362739507" calcext:value-type="float">
            <text:p>4,39</text:p>
          </table:table-cell>
          <table:table-cell table:style-name="ce10" table:formula="of:=360/60*[.E123]" office:value-type="float" office:value="26.3185417643704" calcext:value-type="float">
            <text:p>26,3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72" calcext:value-type="float">
            <text:p>72,0</text:p>
          </table:table-cell>
          <table:table-cell table:style-name="ce7" table:formula="of:=LOG([.B124]/10;2)" office:value-type="float" office:value="2.84799690655495" calcext:value-type="float">
            <text:p>2,85</text:p>
          </table:table-cell>
          <table:table-cell table:style-name="ce7" table:formula="of:=[.C124]*18.06178938" office:value-type="float" office:value="51.439920281087" calcext:value-type="float">
            <text:p>51,44</text:p>
          </table:table-cell>
          <table:table-cell table:style-name="ce10" table:formula="of:=[.D124]-46.689048" office:value-type="float" office:value="4.75087228108705" calcext:value-type="float">
            <text:p>4,75</text:p>
          </table:table-cell>
          <table:table-cell table:style-name="ce10" table:formula="of:=360/60*[.E124]" office:value-type="float" office:value="28.5052336865223" calcext:value-type="float">
            <text:p>28,5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73" calcext:value-type="float">
            <text:p>73,0</text:p>
          </table:table-cell>
          <table:table-cell table:style-name="ce7" table:formula="of:=LOG([.B125]/10;2)" office:value-type="float" office:value="2.86789646399265" calcext:value-type="float">
            <text:p>2,87</text:p>
          </table:table-cell>
          <table:table-cell table:style-name="ce7" table:formula="of:=[.C125]*18.06178938" office:value-type="float" office:value="51.7993418962821" calcext:value-type="float">
            <text:p>51,80</text:p>
          </table:table-cell>
          <table:table-cell table:style-name="ce10" table:formula="of:=[.D125]-46.689048" office:value-type="float" office:value="5.11029389628209" calcext:value-type="float">
            <text:p>5,11</text:p>
          </table:table-cell>
          <table:table-cell table:style-name="ce10" table:formula="of:=360/60*[.E125]" office:value-type="float" office:value="30.6617633776925" calcext:value-type="float">
            <text:p>30,6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74" calcext:value-type="float">
            <text:p>74,0</text:p>
          </table:table-cell>
          <table:table-cell table:style-name="ce7" table:formula="of:=LOG([.B126]/10;2)" office:value-type="float" office:value="2.88752527074159" calcext:value-type="float">
            <text:p>2,89</text:p>
          </table:table-cell>
          <table:table-cell table:style-name="ce7" table:formula="of:=[.C126]*18.06178938" office:value-type="float" office:value="52.153873269562" calcext:value-type="float">
            <text:p>52,15</text:p>
          </table:table-cell>
          <table:table-cell table:style-name="ce10" table:formula="of:=[.D126]-46.689048" office:value-type="float" office:value="5.46482526956204" calcext:value-type="float">
            <text:p>5,46</text:p>
          </table:table-cell>
          <table:table-cell table:style-name="ce10" table:formula="of:=360/60*[.E126]" office:value-type="float" office:value="32.7889516173722" calcext:value-type="float">
            <text:p>32,7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75" calcext:value-type="float">
            <text:p>75,0</text:p>
          </table:table-cell>
          <table:table-cell table:style-name="ce7" table:formula="of:=LOG([.B127]/10;2)" office:value-type="float" office:value="2.90689059560852" calcext:value-type="float">
            <text:p>2,91</text:p>
          </table:table-cell>
          <table:table-cell table:style-name="ce7" table:formula="of:=[.C127]*18.06178938" office:value-type="float" office:value="52.5036456885838" calcext:value-type="float">
            <text:p>52,50</text:p>
          </table:table-cell>
          <table:table-cell table:style-name="ce10" table:formula="of:=[.D127]-46.689048" office:value-type="float" office:value="5.81459768858382" calcext:value-type="float">
            <text:p>5,81</text:p>
          </table:table-cell>
          <table:table-cell table:style-name="ce10" table:formula="of:=360/60*[.E127]" office:value-type="float" office:value="34.8875861315029" calcext:value-type="float">
            <text:p>34,89</text:p>
          </table:table-cell>
          <table:table-cell table:style-name="ce12"/>
        </table:table-row>
        <table:table-row table:style-name="ro1">
          <table:table-cell office:value-type="string" calcext:value-type="string">
            <text:p>STAT.</text:p>
          </table:table-cell>
          <table:table-cell table:style-name="ce5" office:value-type="float" office:value="76" calcext:value-type="float">
            <text:p>76,0</text:p>
          </table:table-cell>
          <table:table-cell table:style-name="ce7" table:formula="of:=LOG([.B128]/10;2)" office:value-type="float" office:value="2.92599941855622" calcext:value-type="float">
            <text:p>2,93</text:p>
          </table:table-cell>
          <table:table-cell table:style-name="ce7" table:formula="of:=[.C128]*18.06178938" office:value-type="float" office:value="52.848785223965" calcext:value-type="float">
            <text:p>52,85</text:p>
          </table:table-cell>
          <table:table-cell table:style-name="ce10" table:formula="of:=[.D128]-46.689048" office:value-type="float" office:value="6.15973722396497" calcext:value-type="float">
            <text:p>6,16</text:p>
          </table:table-cell>
          <table:table-cell table:style-name="ce10" table:formula="of:=360/60*[.E128]" office:value-type="float" office:value="36.9584233437898" calcext:value-type="float">
            <text:p>36,96</text:p>
          </table:table-cell>
          <table:table-cell table:style-name="ce12"/>
        </table:table-row>
        <table:table-row table:style-name="ro1">
          <table:table-cell office:value-type="string" calcext:value-type="string">
            <text:p>FUEL LBS.</text:p>
          </table:table-cell>
          <table:table-cell table:style-name="ce5" office:value-type="float" office:value="77" calcext:value-type="float">
            <text:p>77,0</text:p>
          </table:table-cell>
          <table:table-cell table:style-name="ce7" table:formula="of:=LOG([.B129]/10;2)" office:value-type="float" office:value="2.94485844580754" calcext:value-type="float">
            <text:p>2,94</text:p>
          </table:table-cell>
          <table:table-cell table:style-name="ce7" table:formula="of:=[.C129]*18.06178938" office:value-type="float" office:value="53.1894130020899" calcext:value-type="float">
            <text:p>53,19</text:p>
          </table:table-cell>
          <table:table-cell table:style-name="ce10" table:formula="of:=[.D129]-46.689048" office:value-type="float" office:value="6.50036500208992" calcext:value-type="float">
            <text:p>6,50</text:p>
          </table:table-cell>
          <table:table-cell table:style-name="ce10" table:formula="of:=360/60*[.E129]" office:value-type="float" office:value="39.0021900125395" calcext:value-type="float">
            <text:p>39,0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78" calcext:value-type="float">
            <text:p>78,0</text:p>
          </table:table-cell>
          <table:table-cell table:style-name="ce7" table:formula="of:=LOG([.B130]/10;2)" office:value-type="float" office:value="2.96347412397489" calcext:value-type="float">
            <text:p>2,96</text:p>
          </table:table-cell>
          <table:table-cell table:style-name="ce7" table:formula="of:=[.C130]*18.06178938" office:value-type="float" office:value="53.5256454603144" calcext:value-type="float">
            <text:p>53,53</text:p>
          </table:table-cell>
          <table:table-cell table:style-name="ce10" table:formula="of:=[.D130]-46.689048" office:value-type="float" office:value="6.83659746031441" calcext:value-type="float">
            <text:p>6,84</text:p>
          </table:table-cell>
          <table:table-cell table:style-name="ce10" table:formula="of:=360/60*[.E130]" office:value-type="float" office:value="41.0195847618865" calcext:value-type="float">
            <text:p>41,0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79" calcext:value-type="float">
            <text:p>79,0</text:p>
          </table:table-cell>
          <table:table-cell table:style-name="ce7" table:formula="of:=LOG([.B131]/10;2)" office:value-type="float" office:value="2.98185265328974" calcext:value-type="float">
            <text:p>2,98</text:p>
          </table:table-cell>
          <table:table-cell table:style-name="ce7" table:formula="of:=[.C131]*18.06178938" office:value-type="float" office:value="53.8575945859135" calcext:value-type="float">
            <text:p>53,86</text:p>
          </table:table-cell>
          <table:table-cell table:style-name="ce10" table:formula="of:=[.D131]-46.689048" office:value-type="float" office:value="7.16854658591347" calcext:value-type="float">
            <text:p>7,17</text:p>
          </table:table-cell>
          <table:table-cell table:style-name="ce10" table:formula="of:=360/60*[.E131]" office:value-type="float" office:value="43.0112795154808" calcext:value-type="float">
            <text:p>43,0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0" calcext:value-type="float">
            <text:p>80,0</text:p>
          </table:table-cell>
          <table:table-cell table:style-name="ce7" table:formula="of:=LOG([.B132]/10;2)" office:value-type="float" office:value="3" calcext:value-type="float">
            <text:p>3,00</text:p>
          </table:table-cell>
          <table:table-cell table:style-name="ce7" table:formula="of:=[.C132]*18.06178938" office:value-type="float" office:value="54.18536814" calcext:value-type="float">
            <text:p>54,19</text:p>
          </table:table-cell>
          <table:table-cell table:style-name="ce10" table:formula="of:=[.D132]-46.689048" office:value-type="float" office:value="7.49632014" calcext:value-type="float">
            <text:p>7,50</text:p>
          </table:table-cell>
          <table:table-cell table:style-name="ce10" table:formula="of:=360/60*[.E132]" office:value-type="float" office:value="44.97792084" calcext:value-type="float">
            <text:p>44,9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1" calcext:value-type="float">
            <text:p>81,0</text:p>
          </table:table-cell>
          <table:table-cell table:style-name="ce7" table:formula="of:=LOG([.B133]/10;2)" office:value-type="float" office:value="3.01792190799726" calcext:value-type="float">
            <text:p>3,02</text:p>
          </table:table-cell>
          <table:table-cell table:style-name="ce7" table:formula="of:=[.C133]*18.06178938" office:value-type="float" office:value="54.5090698675343" calcext:value-type="float">
            <text:p>54,51</text:p>
          </table:table-cell>
          <table:table-cell table:style-name="ce10" table:formula="of:=[.D133]-46.689048" office:value-type="float" office:value="7.82002186753429" calcext:value-type="float">
            <text:p>7,82</text:p>
          </table:table-cell>
          <table:table-cell table:style-name="ce10" table:formula="of:=360/60*[.E133]" office:value-type="float" office:value="46.9201312052058" calcext:value-type="float">
            <text:p>46,9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2" calcext:value-type="float">
            <text:p>82,0</text:p>
          </table:table-cell>
          <table:table-cell table:style-name="ce7" table:formula="of:=LOG([.B134]/10;2)" office:value-type="float" office:value="3.03562390973072" calcext:value-type="float">
            <text:p>3,04</text:p>
          </table:table-cell>
          <table:table-cell table:style-name="ce7" table:formula="of:=[.C134]*18.06178938" office:value-type="float" office:value="54.8287996944484" calcext:value-type="float">
            <text:p>54,83</text:p>
          </table:table-cell>
          <table:table-cell table:style-name="ce10" table:formula="of:=[.D134]-46.689048" office:value-type="float" office:value="8.13975169444843" calcext:value-type="float">
            <text:p>8,14</text:p>
          </table:table-cell>
          <table:table-cell table:style-name="ce10" table:formula="of:=360/60*[.E134]" office:value-type="float" office:value="48.8385101666906" calcext:value-type="float">
            <text:p>48,84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3" calcext:value-type="float">
            <text:p>83,0</text:p>
          </table:table-cell>
          <table:table-cell table:style-name="ce7" table:formula="of:=LOG([.B135]/10;2)" office:value-type="float" office:value="3.05311133645956" calcext:value-type="float">
            <text:p>3,05</text:p>
          </table:table-cell>
          <table:table-cell table:style-name="ce7" table:formula="of:=[.C135]*18.06178938" office:value-type="float" office:value="55.1446539128229" calcext:value-type="float">
            <text:p>55,14</text:p>
          </table:table-cell>
          <table:table-cell table:style-name="ce10" table:formula="of:=[.D135]-46.689048" office:value-type="float" office:value="8.45560591282294" calcext:value-type="float">
            <text:p>8,46</text:p>
          </table:table-cell>
          <table:table-cell table:style-name="ce10" table:formula="of:=360/60*[.E135]" office:value-type="float" office:value="50.7336354769376" calcext:value-type="float">
            <text:p>50,7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4" calcext:value-type="float">
            <text:p>84,0</text:p>
          </table:table-cell>
          <table:table-cell table:style-name="ce7" table:formula="of:=LOG([.B136]/10;2)" office:value-type="float" office:value="3.0703893278914" calcext:value-type="float">
            <text:p>3,07</text:p>
          </table:table-cell>
          <table:table-cell table:style-name="ce7" table:formula="of:=[.C136]*18.06178938" office:value-type="float" office:value="55.4567253549742" calcext:value-type="float">
            <text:p>55,46</text:p>
          </table:table-cell>
          <table:table-cell table:style-name="ce10" table:formula="of:=[.D136]-46.689048" office:value-type="float" office:value="8.7676773549742" calcext:value-type="float">
            <text:p>8,77</text:p>
          </table:table-cell>
          <table:table-cell table:style-name="ce10" table:formula="of:=360/60*[.E136]" office:value-type="float" office:value="52.6060641298452" calcext:value-type="float">
            <text:p>52,6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5" calcext:value-type="float">
            <text:p>85,0</text:p>
          </table:table-cell>
          <table:table-cell table:style-name="ce7" table:formula="of:=LOG([.B137]/10;2)" office:value-type="float" office:value="3.08746284125034" calcext:value-type="float">
            <text:p>3,09</text:p>
          </table:table-cell>
          <table:table-cell table:style-name="ce7" table:formula="of:=[.C137]*18.06178938" office:value-type="float" office:value="55.76510355724" calcext:value-type="float">
            <text:p>55,77</text:p>
          </table:table-cell>
          <table:table-cell table:style-name="ce10" table:formula="of:=[.D137]-46.689048" office:value-type="float" office:value="9.07605555724001" calcext:value-type="float">
            <text:p>9,08</text:p>
          </table:table-cell>
          <table:table-cell table:style-name="ce10" table:formula="of:=360/60*[.E137]" office:value-type="float" office:value="54.4563333434401" calcext:value-type="float">
            <text:p>54,46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6" calcext:value-type="float">
            <text:p>86,0</text:p>
          </table:table-cell>
          <table:table-cell table:style-name="ce7" table:formula="of:=LOG([.B138]/10;2)" office:value-type="float" office:value="3.10433665981474" calcext:value-type="float">
            <text:p>3,10</text:p>
          </table:table-cell>
          <table:table-cell table:style-name="ce7" table:formula="of:=[.C138]*18.06178938" office:value-type="float" office:value="56.0698749141865" calcext:value-type="float">
            <text:p>56,07</text:p>
          </table:table-cell>
          <table:table-cell table:style-name="ce10" table:formula="of:=[.D138]-46.689048" office:value-type="float" office:value="9.38082691418646" calcext:value-type="float">
            <text:p>9,38</text:p>
          </table:table-cell>
          <table:table-cell table:style-name="ce10" table:formula="of:=360/60*[.E138]" office:value-type="float" office:value="56.2849614851187" calcext:value-type="float">
            <text:p>56,2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7" calcext:value-type="float">
            <text:p>87,0</text:p>
          </table:table-cell>
          <table:table-cell table:style-name="ce7" table:formula="of:=LOG([.B139]/10;2)" office:value-type="float" office:value="3.12101540096137" calcext:value-type="float">
            <text:p>3,12</text:p>
          </table:table-cell>
          <table:table-cell table:style-name="ce7" table:formula="of:=[.C139]*18.06178938" office:value-type="float" office:value="56.3711228239004" calcext:value-type="float">
            <text:p>56,37</text:p>
          </table:table-cell>
          <table:table-cell table:style-name="ce10" table:formula="of:=[.D139]-46.689048" office:value-type="float" office:value="9.68207482390044" calcext:value-type="float">
            <text:p>9,68</text:p>
          </table:table-cell>
          <table:table-cell table:style-name="ce10" table:formula="of:=360/60*[.E139]" office:value-type="float" office:value="58.0924489434027" calcext:value-type="float">
            <text:p>58,0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8" calcext:value-type="float">
            <text:p>88,0</text:p>
          </table:table-cell>
          <table:table-cell table:style-name="ce7" table:formula="of:=LOG([.B140]/10;2)" office:value-type="float" office:value="3.13750352374994" calcext:value-type="float">
            <text:p>3,14</text:p>
          </table:table-cell>
          <table:table-cell table:style-name="ce7" table:formula="of:=[.C140]*18.06178938" office:value-type="float" office:value="56.6689278249792" calcext:value-type="float">
            <text:p>56,67</text:p>
          </table:table-cell>
          <table:table-cell table:style-name="ce10" table:formula="of:=[.D140]-46.689048" office:value-type="float" office:value="9.97987982497916" calcext:value-type="float">
            <text:p>9,98</text:p>
          </table:table-cell>
          <table:table-cell table:style-name="ce10" table:formula="of:=360/60*[.E140]" office:value-type="float" office:value="59.879278949875" calcext:value-type="float">
            <text:p>59,8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89" calcext:value-type="float">
            <text:p>89,0</text:p>
          </table:table-cell>
          <table:table-cell table:style-name="ce7" table:formula="of:=LOG([.B141]/10;2)" office:value-type="float" office:value="3.15380533607904" calcext:value-type="float">
            <text:p>3,15</text:p>
          </table:table-cell>
          <table:table-cell table:style-name="ce7" table:formula="of:=[.C141]*18.06178938" office:value-type="float" office:value="56.9633677257797" calcext:value-type="float">
            <text:p>56,96</text:p>
          </table:table-cell>
          <table:table-cell table:style-name="ce10" table:formula="of:=[.D141]-46.689048" office:value-type="float" office:value="10.2743197257797" calcext:value-type="float">
            <text:p>10,27</text:p>
          </table:table-cell>
          <table:table-cell table:style-name="ce10" table:formula="of:=360/60*[.E141]" office:value-type="float" office:value="61.6459183546779" calcext:value-type="float">
            <text:p>61,65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0" calcext:value-type="float">
            <text:p>90,0</text:p>
          </table:table-cell>
          <table:table-cell table:style-name="ce7" table:formula="of:=LOG([.B142]/10;2)" office:value-type="float" office:value="3.16992500144231" calcext:value-type="float">
            <text:p>3,17</text:p>
          </table:table-cell>
          <table:table-cell table:style-name="ce7" table:formula="of:=[.C142]*18.06178938" office:value-type="float" office:value="57.2545177264473" calcext:value-type="float">
            <text:p>57,25</text:p>
          </table:table-cell>
          <table:table-cell table:style-name="ce10" table:formula="of:=[.D142]-46.689048" office:value-type="float" office:value="10.5654697264472" calcext:value-type="float">
            <text:p>10,57</text:p>
          </table:table-cell>
          <table:table-cell table:style-name="ce10" table:formula="of:=360/60*[.E142]" office:value-type="float" office:value="63.3928183586835" calcext:value-type="float">
            <text:p>63,3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1" calcext:value-type="float">
            <text:p>91,0</text:p>
          </table:table-cell>
          <table:table-cell table:style-name="ce7" table:formula="of:=LOG([.B143]/10;2)" office:value-type="float" office:value="3.18586654531133" calcext:value-type="float">
            <text:p>3,19</text:p>
          </table:table-cell>
          <table:table-cell table:style-name="ce7" table:formula="of:=[.C143]*18.06178938" office:value-type="float" office:value="57.5424505342015" calcext:value-type="float">
            <text:p>57,54</text:p>
          </table:table-cell>
          <table:table-cell table:style-name="ce10" table:formula="of:=[.D143]-46.689048" office:value-type="float" office:value="10.8534025342015" calcext:value-type="float">
            <text:p>10,85</text:p>
          </table:table-cell>
          <table:table-cell table:style-name="ce10" table:formula="of:=360/60*[.E143]" office:value-type="float" office:value="65.1204152052092" calcext:value-type="float">
            <text:p>65,1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2" calcext:value-type="float">
            <text:p>92,0</text:p>
          </table:table-cell>
          <table:table-cell table:style-name="ce7" table:formula="of:=LOG([.B144]/10;2)" office:value-type="float" office:value="3.20163386116965" calcext:value-type="float">
            <text:p>3,20</text:p>
          </table:table-cell>
          <table:table-cell table:style-name="ce7" table:formula="of:=[.C144]*18.06178938" office:value-type="float" office:value="57.8272364723224" calcext:value-type="float">
            <text:p>57,83</text:p>
          </table:table-cell>
          <table:table-cell table:style-name="ce10" table:formula="of:=[.D144]-46.689048" office:value-type="float" office:value="11.1381884723224" calcext:value-type="float">
            <text:p>11,14</text:p>
          </table:table-cell>
          <table:table-cell table:style-name="ce10" table:formula="of:=360/60*[.E144]" office:value-type="float" office:value="66.8291308339343" calcext:value-type="float">
            <text:p>66,83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3" calcext:value-type="float">
            <text:p>93,0</text:p>
          </table:table-cell>
          <table:table-cell table:style-name="ce7" table:formula="of:=LOG([.B145]/10;2)" office:value-type="float" office:value="3.21723071622067" calcext:value-type="float">
            <text:p>3,22</text:p>
          </table:table-cell>
          <table:table-cell table:style-name="ce7" table:formula="of:=[.C145]*18.06178938" office:value-type="float" office:value="58.1089435832443" calcext:value-type="float">
            <text:p>58,11</text:p>
          </table:table-cell>
          <table:table-cell table:style-name="ce10" table:formula="of:=[.D145]-46.689048" office:value-type="float" office:value="11.4198955832443" calcext:value-type="float">
            <text:p>11,42</text:p>
          </table:table-cell>
          <table:table-cell table:style-name="ce10" table:formula="of:=360/60*[.E145]" office:value-type="float" office:value="68.5193734994657" calcext:value-type="float">
            <text:p>68,52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4" calcext:value-type="float">
            <text:p>94,0</text:p>
          </table:table-cell>
          <table:table-cell table:style-name="ce7" table:formula="of:=LOG([.B146]/10;2)" office:value-type="float" office:value="3.23266075679028" calcext:value-type="float">
            <text:p>3,23</text:p>
          </table:table-cell>
          <table:table-cell table:style-name="ce7" table:formula="of:=[.C146]*18.06178938" office:value-type="float" office:value="58.3876377261374" calcext:value-type="float">
            <text:p>58,39</text:p>
          </table:table-cell>
          <table:table-cell table:style-name="ce10" table:formula="of:=[.D146]-46.689048" office:value-type="float" office:value="11.6985897261374" calcext:value-type="float">
            <text:p>11,70</text:p>
          </table:table-cell>
          <table:table-cell table:style-name="ce10" table:formula="of:=360/60*[.E146]" office:value-type="float" office:value="70.1915383568242" calcext:value-type="float">
            <text:p>70,1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5" calcext:value-type="float">
            <text:p>95,0</text:p>
          </table:table-cell>
          <table:table-cell table:style-name="ce7" table:formula="of:=LOG([.B147]/10;2)" office:value-type="float" office:value="3.24792751344359" calcext:value-type="float">
            <text:p>3,25</text:p>
          </table:table-cell>
          <table:table-cell table:style-name="ce7" table:formula="of:=[.C147]*18.06178938" office:value-type="float" office:value="58.6633826693252" calcext:value-type="float">
            <text:p>58,66</text:p>
          </table:table-cell>
          <table:table-cell table:style-name="ce10" table:formula="of:=[.D147]-46.689048" office:value-type="float" office:value="11.9743346693252" calcext:value-type="float">
            <text:p>11,97</text:p>
          </table:table-cell>
          <table:table-cell table:style-name="ce10" table:formula="of:=360/60*[.E147]" office:value-type="float" office:value="71.846008015951" calcext:value-type="float">
            <text:p>71,8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OIL LBS</text:p>
          </table:table-cell>
          <table:table-cell table:style-name="ce4" office:value-type="float" office:value="96" calcext:value-type="float">
            <text:p>96,0</text:p>
          </table:table-cell>
          <table:table-cell table:style-name="ce7" table:formula="of:=LOG([.B148]/10;2)" office:value-type="float" office:value="3.26303440583379" calcext:value-type="float">
            <text:p>3,26</text:p>
          </table:table-cell>
          <table:table-cell table:style-name="ce7" table:formula="of:=[.C148]*18.06178938" office:value-type="float" office:value="58.9362401778634" calcext:value-type="float">
            <text:p>58,94</text:p>
          </table:table-cell>
          <table:table-cell table:style-name="ce10" table:formula="of:=[.D148]-46.689048" office:value-type="float" office:value="12.2471921778634" calcext:value-type="float">
            <text:p>12,25</text:p>
          </table:table-cell>
          <table:table-cell table:style-name="ce10" table:formula="of:=360/60*[.E148]" office:value-type="float" office:value="73.4831530671806" calcext:value-type="float">
            <text:p>73,48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7" calcext:value-type="float">
            <text:p>97,0</text:p>
          </table:table-cell>
          <table:table-cell table:style-name="ce7" table:formula="of:=LOG([.B149]/10;2)" office:value-type="float" office:value="3.27798474729977" calcext:value-type="float">
            <text:p>3,28</text:p>
          </table:table-cell>
          <table:table-cell table:style-name="ce7" table:formula="of:=[.C149]*18.06178938" office:value-type="float" office:value="59.2062700965809" calcext:value-type="float">
            <text:p>59,21</text:p>
          </table:table-cell>
          <table:table-cell table:style-name="ce10" table:formula="of:=[.D149]-46.689048" office:value-type="float" office:value="12.5172220965809" calcext:value-type="float">
            <text:p>12,52</text:p>
          </table:table-cell>
          <table:table-cell table:style-name="ce10" table:formula="of:=360/60*[.E149]" office:value-type="float" office:value="75.1033325794853" calcext:value-type="float">
            <text:p>75,10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8" calcext:value-type="float">
            <text:p>98,0</text:p>
          </table:table-cell>
          <table:table-cell table:style-name="ce7" table:formula="of:=LOG([.B150]/10;2)" office:value-type="float" office:value="3.29278174922785" calcext:value-type="float">
            <text:p>3,29</text:p>
          </table:table-cell>
          <table:table-cell table:style-name="ce7" table:formula="of:=[.C150]*18.06178938" office:value-type="float" office:value="59.4735304288613" calcext:value-type="float">
            <text:p>59,47</text:p>
          </table:table-cell>
          <table:table-cell table:style-name="ce10" table:formula="of:=[.D150]-46.689048" office:value-type="float" office:value="12.7844824288613" calcext:value-type="float">
            <text:p>12,78</text:p>
          </table:table-cell>
          <table:table-cell table:style-name="ce10" table:formula="of:=360/60*[.E150]" office:value-type="float" office:value="76.706894573168" calcext:value-type="float">
            <text:p>76,71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99" calcext:value-type="float">
            <text:p>99,0</text:p>
          </table:table-cell>
          <table:table-cell table:style-name="ce7" table:formula="of:=LOG([.B151]/10;2)" office:value-type="float" office:value="3.30742852519225" calcext:value-type="float">
            <text:p>3,31</text:p>
          </table:table-cell>
          <table:table-cell table:style-name="ce7" table:formula="of:=[.C151]*18.06178938" office:value-type="float" office:value="59.7380774114264" calcext:value-type="float">
            <text:p>59,74</text:p>
          </table:table-cell>
          <table:table-cell table:style-name="ce10" table:formula="of:=[.D151]-46.689048" office:value-type="float" office:value="13.0490294114264" calcext:value-type="float">
            <text:p>13,05</text:p>
          </table:table-cell>
          <table:table-cell table:style-name="ce10" table:formula="of:=360/60*[.E151]" office:value-type="float" office:value="78.2941764685584" calcext:value-type="float">
            <text:p>78,29</text:p>
          </table:table-cell>
          <table:table-cell table:style-name="ce12"/>
        </table:table-row>
        <table:table-row table:style-name="ro1">
          <table:table-cell/>
          <table:table-cell table:style-name="ce4" office:value-type="float" office:value="100" calcext:value-type="float">
            <text:p>100,0</text:p>
          </table:table-cell>
          <table:table-cell table:style-name="ce7" table:formula="of:=LOG([.B152]/10;2)" office:value-type="float" office:value="3.32192809488736" calcext:value-type="float">
            <text:p>3,32</text:p>
          </table:table-cell>
          <table:table-cell table:style-name="ce7" table:formula="of:=[.C152]*18.06178938" office:value-type="float" office:value="59.9999655853602" calcext:value-type="float">
            <text:p>60,00</text:p>
          </table:table-cell>
          <table:table-cell table:style-name="ce10" table:formula="of:=[.D152]-46.689048" office:value-type="float" office:value="13.3109175853602" calcext:value-type="float">
            <text:p>13,31</text:p>
          </table:table-cell>
          <table:table-cell table:style-name="ce10" table:formula="of:=360/60*[.E152]" office:value-type="float" office:value="79.8655055121612" calcext:value-type="float">
            <text:p>79,87</text:p>
          </table:table-cell>
          <table:table-cell table:style-name="ce12"/>
        </table:table-row>
        <table:table-row table:style-name="ro1" table:number-rows-repeated="10484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8:03:14.028961372</meta:creation-date>
    <dc:date>2022-12-09T22:24:17.829092974</dc:date>
    <meta:editing-duration>PT2H19M49S</meta:editing-duration>
    <meta:editing-cycles>6</meta:editing-cycles>
    <meta:generator>LibreOffice/7.2.6.2$Linux_X86_64 LibreOffice_project/20$Build-2</meta:generator>
    <meta:document-statistic meta:table-count="1" meta:cell-count="772" meta:object-count="0"/>
  </office:meta>
</office:document-meta>
</file>